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9.185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2.004cm"/>
    </style:style>
    <style:style style:name="co8" style:family="table-column">
      <style:table-column-properties fo:break-before="auto" style:column-width="3.268cm"/>
    </style:style>
    <style:style style:name="co9" style:family="table-column">
      <style:table-column-properties fo:break-before="auto" style:column-width="3.221cm"/>
    </style:style>
    <style:style style:name="co10" style:family="table-column">
      <style:table-column-properties fo:break-before="auto" style:column-width="17.029cm"/>
    </style:style>
    <style:style style:name="co11" style:family="table-column">
      <style:table-column-properties fo:break-before="auto" style:column-width="2.976cm"/>
    </style:style>
    <style:style style:name="co12" style:family="table-column">
      <style:table-column-properties fo:break-before="auto" style:column-width="1.224cm"/>
    </style:style>
    <style:style style:name="co13" style:family="table-column">
      <style:table-column-properties fo:break-before="auto" style:column-width="0.979cm"/>
    </style:style>
    <style:style style:name="co14" style:family="table-column">
      <style:table-column-properties fo:break-before="auto" style:column-width="0.762cm"/>
    </style:style>
    <style:style style:name="co15" style:family="table-column">
      <style:table-column-properties fo:break-before="auto" style:column-width="0.878cm"/>
    </style:style>
    <style:style style:name="co16" style:family="table-column">
      <style:table-column-properties fo:break-before="auto" style:column-width="1.016cm"/>
    </style:style>
    <style:style style:name="co17" style:family="table-column">
      <style:table-column-properties fo:break-before="auto" style:column-width="0.707cm"/>
    </style:style>
    <style:style style:name="co18" style:family="table-column">
      <style:table-column-properties fo:break-before="auto" style:column-width="0.653cm"/>
    </style:style>
    <style:style style:name="co19" style:family="table-column">
      <style:table-column-properties fo:break-before="auto" style:column-width="1.169cm"/>
    </style:style>
    <style:style style:name="co20" style:family="table-column">
      <style:table-column-properties fo:break-before="auto" style:column-width="1.879cm"/>
    </style:style>
    <style:style style:name="co21" style:family="table-column">
      <style:table-column-properties fo:break-before="auto" style:column-width="1.969cm"/>
    </style:style>
    <style:style style:name="co22" style:family="table-column">
      <style:table-column-properties fo:break-before="auto" style:column-width="0.626cm"/>
    </style:style>
    <style:style style:name="co23" style:family="table-column">
      <style:table-column-properties fo:break-before="auto" style:column-width="0.598cm"/>
    </style:style>
    <style:style style:name="co24" style:family="table-column">
      <style:table-column-properties fo:break-before="auto" style:column-width="1.498cm"/>
    </style:style>
    <style:style style:name="co25" style:family="table-column">
      <style:table-column-properties fo:break-before="auto" style:column-width="0.924cm"/>
    </style:style>
    <style:style style:name="co26" style:family="table-column">
      <style:table-column-properties fo:break-before="auto" style:column-width="1.688cm"/>
    </style:style>
    <style:style style:name="co27" style:family="table-column">
      <style:table-column-properties fo:break-before="auto" style:column-width="0.572cm"/>
    </style:style>
    <style:style style:name="co28" style:family="table-column">
      <style:table-column-properties fo:break-before="auto" style:column-width="1.796cm"/>
    </style:style>
    <style:style style:name="co29" style:family="table-column">
      <style:table-column-properties fo:break-before="auto" style:column-width="0.679cm"/>
    </style:style>
    <style:style style:name="co30" style:family="table-column">
      <style:table-column-properties fo:break-before="auto" style:column-width="1.034cm"/>
    </style:style>
    <style:style style:name="co31" style:family="table-column">
      <style:table-column-properties fo:break-before="auto" style:column-width="0.543cm"/>
    </style:style>
    <style:style style:name="co32" style:family="table-column">
      <style:table-column-properties fo:break-before="auto" style:column-width="0.489cm"/>
    </style:style>
    <style:style style:name="co33" style:family="table-column">
      <style:table-column-properties fo:break-before="auto" style:column-width="1.633cm"/>
    </style:style>
    <style:style style:name="co34" style:family="table-column">
      <style:table-column-properties fo:break-before="auto" style:column-width="1.117cm"/>
    </style:style>
    <style:style style:name="co35" style:family="table-column">
      <style:table-column-properties fo:break-before="auto" style:column-width="1.605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2.1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3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5" style:family="table-cell" style:parent-style-name="Default">
      <style:text-properties style:text-line-through-style="solid" style:text-line-through-type="double" style:text-overline-style="none" style:text-overline-color="font-color"/>
    </style:style>
    <style:style style:name="ce36" style:family="table-cell" style:parent-style-name="Default" style:data-style-name="N112"/>
  </office:automatic-styles>
  <office:body>
    <office:spreadsheet>
      <table:calculation-settings table:automatic-find-labels="false" table:use-regular-expressions="false"/>
      <table:table table:name="Sparc-Insn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7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ce21"/>
        <table:table-column table:style-name="co1" table:default-cell-style-name="Default"/>
        <table:table-column table:style-name="co1" table:default-cell-style-name="ce27"/>
        <table:table-column table:style-name="co1" table:number-columns-repeated="2" table:default-cell-style-name="ce32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4" table:default-cell-style-name="Default"/>
        <table:table-row table:style-name="ro1">
          <table:table-cell table:style-name="ce19" office:value-type="string" calcext:value-type="string">
            <text:p>Opcode</text:p>
          </table:table-cell>
          <table:table-cell table:style-name="ce19" office:value-type="string" calcext:value-type="string">
            <text:p>Format type</text:p>
          </table:table-cell>
          <table:table-cell table:style-name="ce19" office:value-type="string" calcext:value-type="string">
            <text:p>Format Value</text:p>
          </table:table-cell>
          <table:table-cell table:style-name="ce19" office:value-type="string" calcext:value-type="string">
            <text:p>Other field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Operation</text:p>
          </table:table-cell>
          <table:table-cell table:style-name="ce26" office:value-type="string" calcext:value-type="string">
            <text:p>Sparc V8 Manual main description page</text:p>
          </table:table-cell>
          <table:table-cell table:style-name="ce26" office:value-type="string" calcext:value-type="string">
            <text:p>Sparc V8 Manual main description Chapter reference</text:p>
          </table:table-cell>
          <table:table-cell table:style-name="ce19" office:value-type="string" calcext:value-type="string">
            <text:p>Insn Category</text:p>
          </table:table-cell>
          <table:table-cell table:style-name="ce19" office:value-type="string" calcext:value-type="string">
            <text:p>Insn Category Index</text:p>
          </table:table-cell>
          <table:table-cell table:style-name="ce19" office:value-type="string" calcext:value-type="string">
            <text:p>Format Index</text:p>
          </table:table-cell>
          <table:table-cell table:style-name="ce29" office:value-type="string" calcext:value-type="string">
            <text:p>Processing Status</text:p>
          </table:table-cell>
          <table:table-cell table:style-name="ce29" office:value-type="string" calcext:value-type="string">
            <text:p>Privilege</text:p>
          </table:table-cell>
          <table:table-cell table:style-name="ce19" office:value-type="string" calcext:value-type="string">
            <text:p>Notes</text:p>
          </table:table-cell>
          <table:table-cell table:style-name="ce26" office:value-type="string" calcext:value-type="string">
            <text:p>Register Type, if any</text:p>
          </table:table-cell>
          <table:table-cell table:style-name="ce19" office:value-type="string" calcext:value-type="string">
            <text:p>ASM Rator Syntax</text:p>
          </table:table-cell>
          <table:table-cell table:style-name="ce19" office:value-type="string" calcext:value-type="string">
            <text:p>Num Args</text:p>
          </table:table-cell>
          <table:table-cell table:style-name="ce34" office:value-type="string" calcext:value-type="string">
            <text:p>ASM Arg 1</text:p>
          </table:table-cell>
          <table:table-cell table:style-name="ce34" office:value-type="string" calcext:value-type="string">
            <text:p>ASM Arg 2</text:p>
          </table:table-cell>
          <table:table-cell table:style-name="ce34" office:value-type="string" calcext:value-type="string">
            <text:p>ASM Arg 3</text:p>
          </table:table-cell>
          <table:table-cell table:style-name="ce34" office:value-type="string" calcext:value-type="string">
            <text:p>ASM Arg 4</text:p>
          </table:table-cell>
          <table:table-cell table:style-name="ce34" office:value-type="string" calcext:value-type="string">
            <text:p>END</text:p>
          </table:table-cell>
          <table:table-cell table:style-name="ce34" table:number-columns-repeated="1002"/>
        </table:table-row>
        <table:table-row table:style-name="ro2">
          <table:table-cell office:value-type="string" calcext:value-type="string">
            <text:p>LDSB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1" calcext:value-type="float">
            <text:p>0010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2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10" calcext:value-type="float">
            <text:p>00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3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" calcext:value-type="float">
            <text:p>0000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4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" calcext:value-type="float">
            <text:p>000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5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0" calcext:value-type="float">
            <text:p>0000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6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" calcext:value-type="float">
            <text:p>0000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7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BA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001" calcext:value-type="float">
            <text:p>0110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Load 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8])" office:value-type="string" office:string-value="ldsba" calcext:value-type="string">
            <text:p>lds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A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010" calcext:value-type="float">
            <text:p>01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Load 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9])" office:value-type="string" office:string-value="ldsha" calcext:value-type="string">
            <text:p>lds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A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01" calcext:value-type="float">
            <text:p>0100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Load Un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0])" office:value-type="string" office:string-value="lduba" calcext:value-type="string">
            <text:p>ldu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A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10" calcext:value-type="float">
            <text:p>010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Load Un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1])" office:value-type="string" office:string-value="lduha" calcext:value-type="string">
            <text:p>ldu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A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00" calcext:value-type="float">
            <text:p>0100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Load 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2])" office:value-type="string" office:string-value="lda" calcext:value-type="string">
            <text:p>l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A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11" calcext:value-type="float">
            <text:p>0100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Load Double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3])" office:value-type="string" office:string-value="ldda" calcext:value-type="string">
            <text:p>ld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000" calcext:value-type="float">
            <text:p>1000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Load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F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011" calcext:value-type="float">
            <text:p>1000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Load Double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SR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001" calcext:value-type="float">
            <text:p>1000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Load Floating-point State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f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0000" calcext:value-type="float">
            <text:p>1100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0011" calcext:value-type="float">
            <text:p>1100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SR 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0001" calcext:value-type="float">
            <text:p>1100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c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1" calcext:value-type="float">
            <text:p>0001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20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0" calcext:value-type="float">
            <text:p>0001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21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" calcext:value-type="float">
            <text:p>0001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22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1" calcext:value-type="float">
            <text:p>0001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23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A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101" calcext:value-type="float">
            <text:p>0101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Store Byte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1"/>
          <table:table-cell office:value-type="string" calcext:value-type="string">
            <text:p>rrn</text:p>
          </table:table-cell>
          <table:table-cell table:formula="of:=LOWER([.A24])" office:value-type="string" office:string-value="stba" calcext:value-type="string">
            <text:p>st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A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110" calcext:value-type="float">
            <text:p>0101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Store Half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1"/>
          <table:table-cell office:value-type="string" calcext:value-type="string">
            <text:p>rrn</text:p>
          </table:table-cell>
          <table:table-cell table:formula="of:=LOWER([.A25])" office:value-type="string" office:string-value="stha" calcext:value-type="string">
            <text:p>sth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A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100" calcext:value-type="float">
            <text:p>0101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Store 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1"/>
          <table:table-cell office:value-type="string" calcext:value-type="string">
            <text:p>rrn</text:p>
          </table:table-cell>
          <table:table-cell table:formula="of:=LOWER([.A26])" office:value-type="string" office:string-value="sta" calcext:value-type="string">
            <text:p>s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A 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111" calcext:value-type="float">
            <text:p>0101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Store Double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1"/>
          <table:table-cell office:value-type="string" calcext:value-type="string">
            <text:p>rrn</text:p>
          </table:table-cell>
          <table:table-cell table:formula="of:=LOWER([.A27])" office:value-type="string" office:string-value="stda " calcext:value-type="string">
            <text:p>st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100" calcext:value-type="float">
            <text:p>1001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Stor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rr</text:p>
          </table:table-cell>
          <table:table-cell table:formula="of:=LOWER([.A28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111" calcext:value-type="float">
            <text:p>1001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Store Doubl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rr</text:p>
          </table:table-cell>
          <table:table-cell table:formula="of:=LOWER([.A29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SR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101" calcext:value-type="float">
            <text:p>1001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Store Floating-point State Register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rr</text:p>
          </table:table-cell>
          <table:table-cell table:formula="of:=LOWER([.A30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Q 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110" calcext:value-type="float">
            <text:p>1001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1"/>
          <table:table-cell office:value-type="string" calcext:value-type="string">
            <text:p>frr</text:p>
          </table:table-cell>
          <table:table-cell table:formula="of:=LOWER([.A31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0100" calcext:value-type="float">
            <text:p>1101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crr</text:p>
          </table:table-cell>
          <table:table-cell table:formula="of:=LOWER([.A32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0111" calcext:value-type="float">
            <text:p>1101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crr</text:p>
          </table:table-cell>
          <table:table-cell table:formula="of:=LOWER([.A33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SR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0101" calcext:value-type="float">
            <text:p>1101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crr</text:p>
          </table:table-cell>
          <table:table-cell table:formula="of:=LOWER([.A34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Q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0110" calcext:value-type="float">
            <text:p>1101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1"/>
          <table:table-cell office:value-type="string" calcext:value-type="string">
            <text:p>crr</text:p>
          </table:table-cell>
          <table:table-cell table:formula="of:=LOWER([.A35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01" calcext:value-type="float">
            <text:p>0011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36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A 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101" calcext:value-type="float">
            <text:p>0111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Atomic Load-Store Unsigned Byte into Alternate spa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n</text:p>
          </table:table-cell>
          <table:table-cell table:formula="of:=LOWER([.A37])" office:value-type="string" office:string-value="ldstuba " calcext:value-type="string">
            <text:p>ldstub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WAP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11" calcext:value-type="float">
            <text:p>0011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SWAP register with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38])" office:value-type="string" office:string-value="swap" calcext:value-type="string">
            <text:p>sw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WAPA 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111" calcext:value-type="float">
            <text:p>0111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SWAP register with Alternate space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n</text:p>
          </table:table-cell>
          <table:table-cell table:formula="of:=LOWER([.A39])" office:value-type="string" office:string-value="swapa " calcext:value-type="string">
            <text:p>swap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ETHI</text:p>
          </table:table-cell>
          <table:table-cell table:style-name="ce21" office:value-type="string" calcext:value-type="string">
            <text:p>op2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number-columns-repeated="2"/>
          <table:table-cell office:value-type="string" calcext:value-type="string">
            <text:p>Set High-Order 22 bit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9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2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t22, %hi (value)</text:p>
          </table:table-cell>
          <table:table-cell office:value-type="string" calcext:value-type="string">
            <text:p>nr</text:p>
          </table:table-cell>
          <table:table-cell table:formula="of:=LOWER([.A40])" office:value-type="string" office:string-value="sethi" calcext:value-type="string">
            <text:p>set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22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OP</text:p>
          </table:table-cell>
          <table:table-cell table:style-name="ce21" office:value-type="string" calcext:value-type="string">
            <text:p>op2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number-columns-repeated="2"/>
          <table:table-cell office:value-type="string" calcext:value-type="string">
            <text:p>No Operation, argument is ignored.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10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23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case of SETHI with rd = 0 and imm22=0</text:p>
          </table:table-cell>
          <table:table-cell office:value-type="string" calcext:value-type="string">
            <text:p>n</text:p>
          </table:table-cell>
          <table:table-cell table:formula="of:=LOWER([.A41])" office:value-type="string" office:string-value="nop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" calcext:value-type="float">
            <text:p>0000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42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c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01" calcext:value-type="float">
            <text:p>0100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43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1" calcext:value-type="float">
            <text:p>0001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44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c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101" calcext:value-type="float">
            <text:p>0101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45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" calcext:value-type="float">
            <text:p>000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46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c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10" calcext:value-type="float">
            <text:p>010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47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0" calcext:value-type="float">
            <text:p>0001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48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c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110" calcext:value-type="float">
            <text:p>0101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49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" calcext:value-type="float">
            <text:p>0000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50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c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11" calcext:value-type="float">
            <text:p>0100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51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1" calcext:value-type="float">
            <text:p>0001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52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c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111" calcext:value-type="float">
            <text:p>0101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53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LL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101" calcext:value-type="float">
            <text:p>1001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54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L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110" calcext:value-type="float">
            <text:p>1001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55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A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111" calcext:value-type="float">
            <text:p>1001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56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0" calcext:value-type="float">
            <text:p>0000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57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c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00" calcext:value-type="float">
            <text:p>0100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58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0" calcext:value-type="float">
            <text:p>0010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59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c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000" calcext:value-type="float">
            <text:p>0110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60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000" calcext:value-type="float">
            <text:p>1000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61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TV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010" calcext:value-type="float">
            <text:p>100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62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" calcext:value-type="float">
            <text:p>0001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63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c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100" calcext:value-type="float">
            <text:p>0101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64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00" calcext:value-type="float">
            <text:p>0011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65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c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100" calcext:value-type="float">
            <text:p>0111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66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001" calcext:value-type="float">
            <text:p>1000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67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TV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011" calcext:value-type="float">
            <text:p>1000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68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ULSc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100" calcext:value-type="float">
            <text:p>1001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69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10" calcext:value-type="float">
            <text:p>00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70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11" calcext:value-type="float">
            <text:p>0010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71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c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010" calcext:value-type="float">
            <text:p>01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72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c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011" calcext:value-type="float">
            <text:p>0110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73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10" calcext:value-type="float">
            <text:p>0011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74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11" calcext:value-type="float">
            <text:p>0011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75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c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110" calcext:value-type="float">
            <text:p>0111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76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c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111" calcext:value-type="float">
            <text:p>0111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77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VE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1100" calcext:value-type="float">
            <text:p>1111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78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STORE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1101" calcext:value-type="float">
            <text:p>1111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79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A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80])" office:value-type="string" office:string-value="ba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0" calcext:value-type="float">
            <text:p>00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LOWER([.A81])" office:value-type="string" office:string-value="bn" calcext:value-type="string">
            <text:p>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E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01" calcext:value-type="float">
            <text:p>10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LOWER([.A82])" office:value-type="string" office:string-value="bne" calcext:value-type="string">
            <text:p>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E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" calcext:value-type="float">
            <text:p>00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LOWER([.A83])" office:value-type="string" office:string-value="be" calcext:value-type="string">
            <text:p>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10" calcext:value-type="float">
            <text:p>10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LOWER([.A84])" office:value-type="string" office:string-value="b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E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" calcext:value-type="float">
            <text:p>00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LOWER([.A85])" office:value-type="string" office:string-value="ble" calcext:value-type="string">
            <text:p>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E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11" calcext:value-type="float">
            <text:p>10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LOWER([.A86])" office:value-type="string" office:string-value="bge" calcext:value-type="string">
            <text:p>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" calcext:value-type="float">
            <text:p>00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LOWER([.A87])" office:value-type="string" office:string-value="bl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U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00" calcext:value-type="float">
            <text:p>11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LOWER([.A88])" office:value-type="string" office:string-value="bgu" calcext:value-type="string">
            <text:p>bg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EU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0" calcext:value-type="float">
            <text:p>01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LOWER([.A89])" office:value-type="string" office:string-value="bleu" calcext:value-type="string">
            <text:p>bl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CC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01" calcext:value-type="float">
            <text:p>11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LOWER([.A90])" office:value-type="string" office:string-value="bcc" calcext:value-type="string">
            <text:p>b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CS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1" calcext:value-type="float">
            <text:p>01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LOWER([.A91])" office:value-type="string" office:string-value="bcs" calcext:value-type="string">
            <text:p>b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POS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10" calcext:value-type="float">
            <text:p>11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LOWER([.A92])" office:value-type="string" office:string-value="bpos" calcext:value-type="string">
            <text:p>b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EG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0" calcext:value-type="float">
            <text:p>01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LOWER([.A93])" office:value-type="string" office:string-value="bneg" calcext:value-type="string">
            <text:p>bn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VC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11" calcext:value-type="float">
            <text:p>11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LOWER([.A94])" office:value-type="string" office:string-value="bvc" calcext:value-type="string">
            <text:p>b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VS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1" calcext:value-type="float">
            <text:p>01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LOWER([.A95])" office:value-type="string" office:string-value="bvs" calcext:value-type="string">
            <text:p>bv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A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96])" office:value-type="string" office:string-value="fba" calcext:value-type="string">
            <text:p>f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N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0" calcext:value-type="float">
            <text:p>00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LOWER([.A97])" office:value-type="string" office:string-value="fbn" calcext:value-type="string">
            <text:p>f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1" calcext:value-type="float">
            <text:p>01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LOWER([.A98])" office:value-type="string" office:string-value="fbu" calcext:value-type="string">
            <text:p>fb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G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0" calcext:value-type="float">
            <text:p>01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LOWER([.A99])" office:value-type="string" office:string-value="fbg" calcext:value-type="string">
            <text:p>f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G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1" calcext:value-type="float">
            <text:p>01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LOWER([.A100])" office:value-type="string" office:string-value="fbug" calcext:value-type="string">
            <text:p>f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0" calcext:value-type="float">
            <text:p>01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LOWER([.A101])" office:value-type="string" office:string-value="fbl" calcext:value-type="string">
            <text:p>f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L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" calcext:value-type="float">
            <text:p>00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LOWER([.A102])" office:value-type="string" office:string-value="fbul" calcext:value-type="string">
            <text:p>fb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G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" calcext:value-type="float">
            <text:p>00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LOWER([.A103])" office:value-type="string" office:string-value="fblg" calcext:value-type="string">
            <text:p>fbl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NE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" calcext:value-type="float">
            <text:p>00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LOWER([.A104])" office:value-type="string" office:string-value="fbne" calcext:value-type="string">
            <text:p>f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E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01" calcext:value-type="float">
            <text:p>10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LOWER([.A105])" office:value-type="string" office:string-value="fbe" calcext:value-type="string">
            <text:p>f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E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10" calcext:value-type="float">
            <text:p>10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LOWER([.A106])" office:value-type="string" office:string-value="fbue" calcext:value-type="string">
            <text:p>fb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GE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11" calcext:value-type="float">
            <text:p>10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LOWER([.A107])" office:value-type="string" office:string-value="fbge" calcext:value-type="string">
            <text:p>f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GE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00" calcext:value-type="float">
            <text:p>11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08])" office:value-type="string" office:string-value="fbuge" calcext:value-type="string">
            <text:p>fb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E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01" calcext:value-type="float">
            <text:p>11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09])" office:value-type="string" office:string-value="fble" calcext:value-type="string">
            <text:p>f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LE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10" calcext:value-type="float">
            <text:p>11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10])" office:value-type="string" office:string-value="fbule" calcext:value-type="string">
            <text:p>fb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O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11" calcext:value-type="float">
            <text:p>11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11])" office:value-type="string" office:string-value="fbo" calcext:value-type="string">
            <text:p>f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A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12])" office:value-type="string" office:string-value="cba" calcext:value-type="string">
            <text:p>c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N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0" calcext:value-type="float">
            <text:p>00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13])" office:value-type="string" office:string-value="cbn" calcext:value-type="string">
            <text:p>c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3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1" calcext:value-type="float">
            <text:p>01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14])" office:value-type="string" office:string-value="cb3" calcext:value-type="string">
            <text:p>c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2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0" calcext:value-type="float">
            <text:p>01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15])" office:value-type="string" office:string-value="cb2" calcext:value-type="string">
            <text:p>c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23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1" calcext:value-type="float">
            <text:p>01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16])" office:value-type="string" office:string-value="cb23" calcext:value-type="string">
            <text:p>cb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0" calcext:value-type="float">
            <text:p>01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17])" office:value-type="string" office:string-value="cb1" calcext:value-type="string">
            <text:p>c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3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" calcext:value-type="float">
            <text:p>00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18])" office:value-type="string" office:string-value="cb13" calcext:value-type="string">
            <text:p>cb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2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" calcext:value-type="float">
            <text:p>00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19])" office:value-type="string" office:string-value="cb12" calcext:value-type="string">
            <text:p>cb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23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" calcext:value-type="float">
            <text:p>00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20])" office:value-type="string" office:string-value="cb123" calcext:value-type="string">
            <text:p>cb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01" calcext:value-type="float">
            <text:p>10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21])" office:value-type="string" office:string-value="cb0" calcext:value-type="string">
            <text:p>cb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3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10" calcext:value-type="float">
            <text:p>10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22])" office:value-type="string" office:string-value="cb03" calcext:value-type="string">
            <text:p>cb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2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11" calcext:value-type="float">
            <text:p>10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23])" office:value-type="string" office:string-value="cb02" calcext:value-type="string">
            <text:p>cb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23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00" calcext:value-type="float">
            <text:p>11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24])" office:value-type="string" office:string-value="cb023" calcext:value-type="string">
            <text:p>cb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01" calcext:value-type="float">
            <text:p>11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25])" office:value-type="string" office:string-value="cb01" calcext:value-type="string">
            <text:p>c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3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10" calcext:value-type="float">
            <text:p>11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26])" office:value-type="string" office:string-value="cb013" calcext:value-type="string">
            <text:p>cb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2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11" calcext:value-type="float">
            <text:p>11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27])" office:value-type="string" office:string-value="cb012" calcext:value-type="string">
            <text:p>cb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ALL</text:p>
          </table:table-cell>
          <table:table-cell table:style-name="ce21" office:value-type="string" calcext:value-type="string">
            <text:p>op</text:p>
          </table:table-cell>
          <table:table-cell table:style-name="ce25" office:value-type="float" office:value="1" calcext:value-type="float">
            <text:p>01</text:p>
          </table:table-cell>
          <table:table-cell table:style-name="ce25" table:number-columns-repeated="2"/>
          <table:table-cell office:value-type="string" calcext:value-type="string">
            <text:p>Call and Link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24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LOWER([.A128])" office:value-type="string" office:string-value="call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30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JMPL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1000" calcext:value-type="float">
            <text:p>1110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r</text:p>
          </table:table-cell>
          <table:table-cell table:formula="of:=LOWER([.A129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TT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1001" calcext:value-type="float">
            <text:p>1110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</text:p>
          </table:table-cell>
          <table:table-cell table:formula="of:=LOWER([.A130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</text:p>
          </table:table-cell>
          <table:table-cell table:style-name="ce21"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</text:p>
          </table:table-cell>
          <table:table-cell table:formula="of:=LOWER([.A131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</text:p>
          </table:table-cell>
          <table:table-cell table:style-name="ce21"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1"/>
          <table:table-cell office:value-type="string" calcext:value-type="string">
            <text:p>rr</text:p>
          </table:table-cell>
          <table:table-cell table:formula="of:=LOWER([.A132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</text:p>
          </table:table-cell>
          <table:table-cell table:style-name="ce21"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</text:p>
          </table:table-cell>
          <table:table-cell table:formula="of:=LOWER([.A133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E</text:p>
          </table:table-cell>
          <table:table-cell table:style-name="ce21"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</text:p>
          </table:table-cell>
          <table:table-cell table:formula="of:=LOWER([.A134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</text:p>
          </table:table-cell>
          <table:table-cell table:style-name="ce21"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</text:p>
          </table:table-cell>
          <table:table-cell table:formula="of:=LOWER([.A135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</text:p>
          </table:table-cell>
          <table:table-cell table:style-name="ce21"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</text:p>
          </table:table-cell>
          <table:table-cell table:formula="of:=LOWER([.A136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E</text:p>
          </table:table-cell>
          <table:table-cell table:style-name="ce21"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</text:p>
          </table:table-cell>
          <table:table-cell table:formula="of:=LOWER([.A137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</text:p>
          </table:table-cell>
          <table:table-cell table:style-name="ce21"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</text:p>
          </table:table-cell>
          <table:table-cell table:formula="of:=LOWER([.A138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U</text:p>
          </table:table-cell>
          <table:table-cell table:style-name="ce21"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</text:p>
          </table:table-cell>
          <table:table-cell table:formula="of:=LOWER([.A139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U</text:p>
          </table:table-cell>
          <table:table-cell table:style-name="ce21"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</text:p>
          </table:table-cell>
          <table:table-cell table:formula="of:=LOWER([.A140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C</text:p>
          </table:table-cell>
          <table:table-cell table:style-name="ce21"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</text:p>
          </table:table-cell>
          <table:table-cell table:formula="of:=LOWER([.A141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S</text:p>
          </table:table-cell>
          <table:table-cell table:style-name="ce21"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</text:p>
          </table:table-cell>
          <table:table-cell table:formula="of:=LOWER([.A142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POS</text:p>
          </table:table-cell>
          <table:table-cell table:style-name="ce21"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</text:p>
          </table:table-cell>
          <table:table-cell table:formula="of:=LOWER([.A143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G</text:p>
          </table:table-cell>
          <table:table-cell table:style-name="ce21"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</text:p>
          </table:table-cell>
          <table:table-cell table:formula="of:=LOWER([.A144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C</text:p>
          </table:table-cell>
          <table:table-cell table:style-name="ce21"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</text:p>
          </table:table-cell>
          <table:table-cell table:formula="of:=LOWER([.A145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S</text:p>
          </table:table-cell>
          <table:table-cell table:style-name="ce21"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</text:p>
          </table:table-cell>
          <table:table-cell table:formula="of:=LOWER([.A146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Y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01000" calcext:value-type="float">
            <text:p>101000</text:p>
          </table:table-cell>
          <table:table-cell table:style-name="ce23" table:number-columns-repeated="2"/>
          <table:table-cell office:value-type="string" calcext:value-type="string">
            <text:p>Read Y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21" office:value-type="string" calcext:value-type="string">
            <text:p>State Regist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rs1=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y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ASR‡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01000" calcext:value-type="float">
            <text:p>101000</text:p>
          </table:table-cell>
          <table:table-cell table:style-name="ce23" table:number-columns-repeated="2"/>
          <table:table-cell office:value-type="string" calcext:value-type="string">
            <text:p>Read Ancillary State Register (reserved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21" office:value-type="string" calcext:value-type="string">
            <text:p>State Regist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Rs = 1 … 15, causes undefined resul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ASR‡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01000" calcext:value-type="float">
            <text:p>101000</text:p>
          </table:table-cell>
          <table:table-cell table:style-name="ce23" table:number-columns-repeated="2"/>
          <table:table-cell office:value-type="string" calcext:value-type="string">
            <text:p>(implementation-dependent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21" office:value-type="string" calcext:value-type="string">
            <text:p>State Regist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Stbar = rdasr with rd=0 and rs1=1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PSR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01001" calcext:value-type="float">
            <text:p>101001</text:p>
          </table:table-cell>
          <table:table-cell table:style-name="ce23" table:number-columns-repeated="2"/>
          <table:table-cell office:value-type="string" calcext:value-type="string">
            <text:p>Read Processor Stat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21" office:value-type="string" calcext:value-type="string">
            <text:p>State Regist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ps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WIM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01010" calcext:value-type="float">
            <text:p>101010</text:p>
          </table:table-cell>
          <table:table-cell table:style-name="ce23" table:number-columns-repeated="2"/>
          <table:table-cell office:value-type="string" calcext:value-type="string">
            <text:p>Read Window Invalid Mask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21" office:value-type="string" calcext:value-type="string">
            <text:p>State Regist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wim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TBR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01011" calcext:value-type="float">
            <text:p>101011</text:p>
          </table:table-cell>
          <table:table-cell table:style-name="ce23" table:number-columns-repeated="2"/>
          <table:table-cell office:value-type="string" calcext:value-type="string">
            <text:p>Read Trap Bas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21" office:value-type="string" calcext:value-type="string">
            <text:p>State Regist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1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tb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Y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000" calcext:value-type="float">
            <text:p>110000</text:p>
          </table:table-cell>
          <table:table-cell table:style-name="ce23" table:number-columns-repeated="2"/>
          <table:table-cell office:value-type="string" calcext:value-type="string">
            <text:p>Write Y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21" office:value-type="string" calcext:value-type="string">
            <text:p>State Regist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rd=0</text:p>
          </table:table-cell>
          <table:table-cell office:value-type="string" calcext:value-type="string">
            <text:p>rra</text:p>
          </table:table-cell>
          <table:table-cell table:formula="of:=LOWER([.A153])" office:value-type="string" office:string-value="wry" calcext:value-type="string">
            <text:p>w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y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ASR‡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000" calcext:value-type="float">
            <text:p>110000</text:p>
          </table:table-cell>
          <table:table-cell table:style-name="ce23" table:number-columns-repeated="2"/>
          <table:table-cell office:value-type="string" calcext:value-type="string">
            <text:p>Write Ancillary State Register (reserved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21" office:value-type="string" calcext:value-type="string">
            <text:p>State Regist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Rs = 1 … 15, causes undefined results</text:p>
          </table:table-cell>
          <table:table-cell office:value-type="string" calcext:value-type="string">
            <text:p>rra</text:p>
          </table:table-cell>
          <table:table-cell table:formula="of:=LOWER([.A154])" office:value-type="string" office:string-value="wrasr‡" calcext:value-type="string">
            <text:p>wrasr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ASR‡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000" calcext:value-type="float">
            <text:p>110000</text:p>
          </table:table-cell>
          <table:table-cell table:style-name="ce23" table:number-columns-repeated="2"/>
          <table:table-cell office:value-type="string" calcext:value-type="string">
            <text:p>(implementation-dependent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21" office:value-type="string" calcext:value-type="string">
            <text:p>State Regist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a</text:p>
          </table:table-cell>
          <table:table-cell table:formula="of:=LOWER([.A155])" office:value-type="string" office:string-value="wrasr‡" calcext:value-type="string">
            <text:p>wrasr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PSR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001" calcext:value-type="float">
            <text:p>110001</text:p>
          </table:table-cell>
          <table:table-cell table:style-name="ce23" table:number-columns-repeated="2"/>
          <table:table-cell office:value-type="string" calcext:value-type="string">
            <text:p>Write Processor Stat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21" office:value-type="string" calcext:value-type="string">
            <text:p>State Regist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rrg</text:p>
          </table:table-cell>
          <table:table-cell table:formula="of:=LOWER([.A156])" office:value-type="string" office:string-value="wrpsr" calcext:value-type="string">
            <text:p>wrp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p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WIM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010" calcext:value-type="float">
            <text:p>110010</text:p>
          </table:table-cell>
          <table:table-cell table:style-name="ce23" table:number-columns-repeated="2"/>
          <table:table-cell office:value-type="string" calcext:value-type="string">
            <text:p>Write Window Invalid Mask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21" office:value-type="string" calcext:value-type="string">
            <text:p>State Regist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rrg</text:p>
          </table:table-cell>
          <table:table-cell table:formula="of:=LOWER([.A157])" office:value-type="string" office:string-value="wrwim" calcext:value-type="string">
            <text:p>wrwi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wim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TBR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011" calcext:value-type="float">
            <text:p>110011</text:p>
          </table:table-cell>
          <table:table-cell table:style-name="ce23" table:number-columns-repeated="2"/>
          <table:table-cell office:value-type="string" calcext:value-type="string">
            <text:p>Write Trap Bas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21" office:value-type="string" calcext:value-type="string">
            <text:p>State Regist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1"/>
          <table:table-cell office:value-type="string" calcext:value-type="string">
            <text:p>rrg</text:p>
          </table:table-cell>
          <table:table-cell table:formula="of:=LOWER([.A158])" office:value-type="string" office:string-value="wrtbr" calcext:value-type="string">
            <text:p>wrtb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tb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AR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01000" calcext:value-type="float">
            <text:p>101000</text:p>
          </table:table-cell>
          <table:table-cell table:style-name="ce23" table:number-columns-repeated="2"/>
          <table:table-cell office:value-type="string" calcext:value-type="string">
            <text:p>Store Barrie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30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4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1"/>
          <table:table-cell/>
          <table:table-cell table:formula="of:=LOWER([.A159])" office:value-type="string" office:string-value="stbar" calcext:value-type="string">
            <text:p>stba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NIMP</text:p>
          </table:table-cell>
          <table:table-cell table:style-name="ce21" office:value-type="string" calcext:value-type="string">
            <text:p>op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number-columns-repeated="2"/>
          <table:table-cell office:value-type="string" calcext:value-type="string">
            <text:p>Unimplemente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31</text:p>
          </table:table-cell>
          <table:table-cell table:style-name="ce21"/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op25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21"/>
          <table:table-cell office:value-type="string" calcext:value-type="string">
            <text:p>n</text:p>
          </table:table-cell>
          <table:table-cell table:formula="of:=LOWER([.A160])" office:value-type="string" office:string-value="unimp" calcext:value-type="string">
            <text:p>uni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USH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1011" calcext:value-type="float">
            <text:p>1110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0" calcext:value-type="float">
            <text:p>000000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</text:p>
          </table:table-cell>
          <table:table-cell table:formula="of:=LOWER([.A161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TOs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1000100" calcext:value-type="float">
            <text:p>11000100</text:p>
          </table:table-cell>
          <table:table-cell office:value-type="string" calcext:value-type="string">
            <text:p>Convert Integer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</text:p>
          </table:table-cell>
          <table:table-cell table:formula="of:=LOWER([.A162])" office:value-type="string" office:string-value="fitos" calcext:value-type="string">
            <text:p>fi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TOd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1001000" calcext:value-type="float">
            <text:p>11001000</text:p>
          </table:table-cell>
          <table:table-cell office:value-type="string" calcext:value-type="string">
            <text:p>Convert Integer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</text:p>
          </table:table-cell>
          <table:table-cell table:formula="of:=LOWER([.A163])" office:value-type="string" office:string-value="fitod" calcext:value-type="string">
            <text:p>fi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TOq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1001100" calcext:value-type="float">
            <text:p>11001100</text:p>
          </table:table-cell>
          <table:table-cell office:value-type="string" calcext:value-type="string">
            <text:p>Convert Integer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</text:p>
          </table:table-cell>
          <table:table-cell table:formula="of:=LOWER([.A164])" office:value-type="string" office:string-value="fitoq" calcext:value-type="string">
            <text:p>fi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i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1010001" calcext:value-type="float">
            <text:p>11010001</text:p>
          </table:table-cell>
          <table:table-cell office:value-type="string" calcext:value-type="string">
            <text:p>Convert Sing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</text:p>
          </table:table-cell>
          <table:table-cell table:formula="of:=LOWER([.A165])" office:value-type="string" office:string-value="fstoi" calcext:value-type="string">
            <text:p>fs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i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1010010" calcext:value-type="float">
            <text:p>11010010</text:p>
          </table:table-cell>
          <table:table-cell office:value-type="string" calcext:value-type="string">
            <text:p>Convert Doub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</text:p>
          </table:table-cell>
          <table:table-cell table:formula="of:=LOWER([.A166])" office:value-type="string" office:string-value="fdtoi" calcext:value-type="string">
            <text:p>fd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i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1010011" calcext:value-type="float">
            <text:p>11010011</text:p>
          </table:table-cell>
          <table:table-cell office:value-type="string" calcext:value-type="string">
            <text:p>Convert Quad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</text:p>
          </table:table-cell>
          <table:table-cell table:formula="of:=LOWER([.A167])" office:value-type="string" office:string-value="fqtoi" calcext:value-type="string">
            <text:p>fq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d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1001001" calcext:value-type="float">
            <text:p>11001001</text:p>
          </table:table-cell>
          <table:table-cell office:value-type="string" calcext:value-type="string">
            <text:p>Convert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</text:p>
          </table:table-cell>
          <table:table-cell table:formula="of:=LOWER([.A168])" office:value-type="string" office:string-value="fstod" calcext:value-type="string">
            <text:p>fs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q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1001101" calcext:value-type="float">
            <text:p>11001101</text:p>
          </table:table-cell>
          <table:table-cell office:value-type="string" calcext:value-type="string">
            <text:p>Convert Sing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</text:p>
          </table:table-cell>
          <table:table-cell table:formula="of:=LOWER([.A169])" office:value-type="string" office:string-value="fstoq" calcext:value-type="string">
            <text:p>fs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s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1000110" calcext:value-type="float">
            <text:p>11000110</text:p>
          </table:table-cell>
          <table:table-cell office:value-type="string" calcext:value-type="string">
            <text:p>Convert Double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</text:p>
          </table:table-cell>
          <table:table-cell table:formula="of:=LOWER([.A170])" office:value-type="string" office:string-value="fdtos" calcext:value-type="string">
            <text:p>fd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q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1001110" calcext:value-type="float">
            <text:p>11001110</text:p>
          </table:table-cell>
          <table:table-cell office:value-type="string" calcext:value-type="string">
            <text:p>Convert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</text:p>
          </table:table-cell>
          <table:table-cell table:formula="of:=LOWER([.A171])" office:value-type="string" office:string-value="fdtoq" calcext:value-type="string">
            <text:p>fd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s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1000111" calcext:value-type="float">
            <text:p>11000111</text:p>
          </table:table-cell>
          <table:table-cell office:value-type="string" calcext:value-type="string">
            <text:p>Convert Quad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</text:p>
          </table:table-cell>
          <table:table-cell table:formula="of:=LOWER([.A172])" office:value-type="string" office:string-value="fqtos" calcext:value-type="string">
            <text:p>fq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d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1001011" calcext:value-type="float">
            <text:p>11001011</text:p>
          </table:table-cell>
          <table:table-cell office:value-type="string" calcext:value-type="string">
            <text:p>Convert Quad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</text:p>
          </table:table-cell>
          <table:table-cell table:formula="of:=LOWER([.A173])" office:value-type="string" office:string-value="fqtod" calcext:value-type="string">
            <text:p>fq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OVs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</text:p>
          </table:table-cell>
          <table:table-cell table:formula="of:=LOWER([.A174])" office:value-type="string" office:string-value="fmovs" calcext:value-type="string">
            <text:p>fmo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NEGs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1" calcext:value-type="float">
            <text:p>101</text:p>
          </table:table-cell>
          <table:table-cell office:value-type="string" calcext:value-type="string">
            <text:p>Nega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</text:p>
          </table:table-cell>
          <table:table-cell table:formula="of:=LOWER([.A175])" office:value-type="string" office:string-value="fnegs" calcext:value-type="string">
            <text:p>fne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BSs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01" calcext:value-type="float">
            <text:p>1001</text:p>
          </table:table-cell>
          <table:table-cell office:value-type="string" calcext:value-type="string">
            <text:p>Absolute Valu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</text:p>
          </table:table-cell>
          <table:table-cell table:formula="of:=LOWER([.A176])" office:value-type="string" office:string-value="fabss" calcext:value-type="string">
            <text:p>fab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s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1001" calcext:value-type="float">
            <text:p>101001</text:p>
          </table:table-cell>
          <table:table-cell office:value-type="string" calcext:value-type="string">
            <text:p>Square Roo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</text:p>
          </table:table-cell>
          <table:table-cell table:formula="of:=LOWER([.A177])" office:value-type="string" office:string-value="fsqrts" calcext:value-type="string">
            <text:p>fsq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d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1010" calcext:value-type="float">
            <text:p>101010</text:p>
          </table:table-cell>
          <table:table-cell office:value-type="string" calcext:value-type="string">
            <text:p>Square Roo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</text:p>
          </table:table-cell>
          <table:table-cell table:formula="of:=LOWER([.A178])" office:value-type="string" office:string-value="fsqrtd" calcext:value-type="string">
            <text:p>fsqrt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q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1011" calcext:value-type="float">
            <text:p>101011</text:p>
          </table:table-cell>
          <table:table-cell office:value-type="string" calcext:value-type="string">
            <text:p>Square Roo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</text:p>
          </table:table-cell>
          <table:table-cell table:formula="of:=LOWER([.A179])" office:value-type="string" office:string-value="fsqrtq" calcext:value-type="string">
            <text:p>fsqrt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s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00001" calcext:value-type="float">
            <text:p>1000001</text:p>
          </table:table-cell>
          <table:table-cell office:value-type="string" calcext:value-type="string">
            <text:p>Add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f</text:p>
          </table:table-cell>
          <table:table-cell table:formula="of:=LOWER([.A180])" office:value-type="string" office:string-value="fadds" calcext:value-type="string">
            <text:p>fad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d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00010" calcext:value-type="float">
            <text:p>1000010</text:p>
          </table:table-cell>
          <table:table-cell office:value-type="string" calcext:value-type="string">
            <text:p>Add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f</text:p>
          </table:table-cell>
          <table:table-cell table:formula="of:=LOWER([.A181])" office:value-type="string" office:string-value="faddd" calcext:value-type="string">
            <text:p>fad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q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00011" calcext:value-type="float">
            <text:p>1000011</text:p>
          </table:table-cell>
          <table:table-cell office:value-type="string" calcext:value-type="string">
            <text:p>Add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f</text:p>
          </table:table-cell>
          <table:table-cell table:formula="of:=LOWER([.A182])" office:value-type="string" office:string-value="faddq" calcext:value-type="string">
            <text:p>fadd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s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00101" calcext:value-type="float">
            <text:p>1000101</text:p>
          </table:table-cell>
          <table:table-cell office:value-type="string" calcext:value-type="string">
            <text:p>Subtrac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f</text:p>
          </table:table-cell>
          <table:table-cell table:formula="of:=LOWER([.A183])" office:value-type="string" office:string-value="fsubs" calcext:value-type="string">
            <text:p>fsu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d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00110" calcext:value-type="float">
            <text:p>1000110</text:p>
          </table:table-cell>
          <table:table-cell office:value-type="string" calcext:value-type="string">
            <text:p>Subtrac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f</text:p>
          </table:table-cell>
          <table:table-cell table:formula="of:=LOWER([.A184])" office:value-type="string" office:string-value="fsubd" calcext:value-type="string">
            <text:p>fsub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q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00111" calcext:value-type="float">
            <text:p>1000111</text:p>
          </table:table-cell>
          <table:table-cell office:value-type="string" calcext:value-type="string">
            <text:p>Subtrac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f</text:p>
          </table:table-cell>
          <table:table-cell table:formula="of:=LOWER([.A185])" office:value-type="string" office:string-value="fsubq" calcext:value-type="string">
            <text:p>fsub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s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01001" calcext:value-type="float">
            <text:p>1001001</text:p>
          </table:table-cell>
          <table:table-cell office:value-type="string" calcext:value-type="string">
            <text:p>Multiply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f</text:p>
          </table:table-cell>
          <table:table-cell table:formula="of:=LOWER([.A186])" office:value-type="string" office:string-value="fmuls" calcext:value-type="string">
            <text:p>fmu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d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01010" calcext:value-type="float">
            <text:p>1001010</text:p>
          </table:table-cell>
          <table:table-cell office:value-type="string" calcext:value-type="string">
            <text:p>Multiply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f</text:p>
          </table:table-cell>
          <table:table-cell table:formula="of:=LOWER([.A187])" office:value-type="string" office:string-value="fmuld" calcext:value-type="string">
            <text:p>f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q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01011" calcext:value-type="float">
            <text:p>1001011</text:p>
          </table:table-cell>
          <table:table-cell office:value-type="string" calcext:value-type="string">
            <text:p>Multiply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f</text:p>
          </table:table-cell>
          <table:table-cell table:formula="of:=LOWER([.A188])" office:value-type="string" office:string-value="fmulq" calcext:value-type="string">
            <text:p>f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MULd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101001" calcext:value-type="float">
            <text:p>1101001</text:p>
          </table:table-cell>
          <table:table-cell office:value-type="string" calcext:value-type="string">
            <text:p>Multiply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f</text:p>
          </table:table-cell>
          <table:table-cell table:formula="of:=LOWER([.A189])" office:value-type="string" office:string-value="fsmuld" calcext:value-type="string">
            <text:p>fs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MULq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101110" calcext:value-type="float">
            <text:p>1101110</text:p>
          </table:table-cell>
          <table:table-cell office:value-type="string" calcext:value-type="string">
            <text:p>Multiply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f</text:p>
          </table:table-cell>
          <table:table-cell table:formula="of:=LOWER([.A190])" office:value-type="string" office:string-value="fdmulq" calcext:value-type="string">
            <text:p>fd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s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01101" calcext:value-type="float">
            <text:p>1001101</text:p>
          </table:table-cell>
          <table:table-cell office:value-type="string" calcext:value-type="string">
            <text:p>Divid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f</text:p>
          </table:table-cell>
          <table:table-cell table:formula="of:=LOWER([.A191])" office:value-type="string" office:string-value="fdivs" calcext:value-type="string">
            <text:p>fdiv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d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01110" calcext:value-type="float">
            <text:p>1001110</text:p>
          </table:table-cell>
          <table:table-cell office:value-type="string" calcext:value-type="string">
            <text:p>Divid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f</text:p>
          </table:table-cell>
          <table:table-cell table:formula="of:=LOWER([.A192])" office:value-type="string" office:string-value="fdivd" calcext:value-type="string">
            <text:p>f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q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01111" calcext:value-type="float">
            <text:p>1001111</text:p>
          </table:table-cell>
          <table:table-cell office:value-type="string" calcext:value-type="string">
            <text:p>Divid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f</text:p>
          </table:table-cell>
          <table:table-cell table:formula="of:=LOWER([.A193])" office:value-type="string" office:string-value="fdivq" calcext:value-type="string">
            <text:p>fdiv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s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1" calcext:value-type="float">
            <text:p>110101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10001" calcext:value-type="float">
            <text:p>1010001</text:p>
          </table:table-cell>
          <table:table-cell office:value-type="string" calcext:value-type="string">
            <text:p>Compar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 </text:p>
          </table:table-cell>
          <table:table-cell table:formula="of:=LOWER([.A194])" office:value-type="string" office:string-value="fcmps" calcext:value-type="string">
            <text:p>fc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d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1" calcext:value-type="float">
            <text:p>110101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10010" calcext:value-type="float">
            <text:p>1010010</text:p>
          </table:table-cell>
          <table:table-cell office:value-type="string" calcext:value-type="string">
            <text:p>Compar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 </text:p>
          </table:table-cell>
          <table:table-cell table:formula="of:=LOWER([.A195])" office:value-type="string" office:string-value="fcmpd" calcext:value-type="string">
            <text:p>fcm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q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1" calcext:value-type="float">
            <text:p>110101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10011" calcext:value-type="float">
            <text:p>1010011</text:p>
          </table:table-cell>
          <table:table-cell office:value-type="string" calcext:value-type="string">
            <text:p>Compar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 </text:p>
          </table:table-cell>
          <table:table-cell table:formula="of:=LOWER([.A196])" office:value-type="string" office:string-value="fcmpq" calcext:value-type="string">
            <text:p>fcmp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s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1" calcext:value-type="float">
            <text:p>110101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10101" calcext:value-type="float">
            <text:p>1010101</text:p>
          </table:table-cell>
          <table:table-cell office:value-type="string" calcext:value-type="string">
            <text:p>Compare Sing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 </text:p>
          </table:table-cell>
          <table:table-cell table:formula="of:=LOWER([.A197])" office:value-type="string" office:string-value="fcmpes" calcext:value-type="string">
            <text:p>fcmp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d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1" calcext:value-type="float">
            <text:p>110101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10110" calcext:value-type="float">
            <text:p>1010110</text:p>
          </table:table-cell>
          <table:table-cell office:value-type="string" calcext:value-type="string">
            <text:p>Compare Doub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 </text:p>
          </table:table-cell>
          <table:table-cell table:formula="of:=LOWER([.A198])" office:value-type="string" office:string-value="fcmped" calcext:value-type="string">
            <text:p>fcmp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q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0101" calcext:value-type="float">
            <text:p>110101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10111" calcext:value-type="float">
            <text:p>1010111</text:p>
          </table:table-cell>
          <table:table-cell office:value-type="string" calcext:value-type="string">
            <text:p>Compare Quad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21" office:value-type="string" calcext:value-type="string">
            <text:p>Floating Poin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f </text:p>
          </table:table-cell>
          <table:table-cell table:formula="of:=LOWER([.A199])" office:value-type="string" office:string-value="fcmpeq" calcext:value-type="string">
            <text:p>fcmp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Pop1</text:p>
          </table:table-cell>
          <table:table-cell table:style-name="ce22" office:value-type="string" calcext:value-type="string">
            <text:p>op3</text:p>
          </table:table-cell>
          <table:table-cell table:style-name="ce22" office:value-type="float" office:value="110110" calcext:value-type="float">
            <text:p>110110</text:p>
          </table:table-cell>
          <table:table-cell table:style-name="ce22" office:value-type="string" calcext:value-type="string">
            <text:p>opc</text:p>
          </table:table-cell>
          <table:table-cell table:style-name="ce22"/>
          <table:table-cell table:style-name="ce20" office:value-type="string" calcext:value-type="string">
            <text:p>Coprocessor Operate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string" calcext:value-type="string">
            <text:p>B34</text:p>
          </table:table-cell>
          <table:table-cell table:style-name="ce22" office:value-type="string" calcext:value-type="string">
            <text:p>Coprocessor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op39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Opc: coproc specific</text:p>
          </table:table-cell>
          <table:table-cell table:style-name="ce31" office:value-type="string" calcext:value-type="string">
            <text:p>cccc</text:p>
          </table:table-cell>
          <table:table-cell table:style-name="ce33" table:formula="of:=LOWER([.A200])" office:value-type="string" office:string-value="cpop1" calcext:value-type="string">
            <text:p>cpop1</text:p>
          </table:table-cell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opc</text:p>
          </table:table-cell>
          <table:table-cell table:style-name="ce20" office:value-type="string" calcext:value-type="string">
            <text:p>cprs1</text:p>
          </table:table-cell>
          <table:table-cell table:style-name="ce20" office:value-type="string" calcext:value-type="string">
            <text:p>cprs2</text:p>
          </table:table-cell>
          <table:table-cell table:style-name="ce20" office:value-type="string" calcext:value-type="string">
            <text:p>cprd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Pop2</text:p>
          </table:table-cell>
          <table:table-cell table:style-name="ce22" office:value-type="string" calcext:value-type="string">
            <text:p>op3</text:p>
          </table:table-cell>
          <table:table-cell table:style-name="ce22" office:value-type="float" office:value="110111" calcext:value-type="float">
            <text:p>110111</text:p>
          </table:table-cell>
          <table:table-cell table:style-name="ce22" office:value-type="string" calcext:value-type="string">
            <text:p>opc</text:p>
          </table:table-cell>
          <table:table-cell table:style-name="ce22"/>
          <table:table-cell table:style-name="ce20" office:value-type="string" calcext:value-type="string">
            <text:p>Coprocessor Operate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string" calcext:value-type="string">
            <text:p>B34</text:p>
          </table:table-cell>
          <table:table-cell table:style-name="ce22" office:value-type="string" calcext:value-type="string">
            <text:p>Coprocessor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op3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Opc: coproc specific</text:p>
          </table:table-cell>
          <table:table-cell table:style-name="ce31" office:value-type="string" calcext:value-type="string">
            <text:p>cccc</text:p>
          </table:table-cell>
          <table:table-cell table:style-name="ce33" table:formula="of:=LOWER([.A201])" office:value-type="string" office:string-value="cpop2" calcext:value-type="string">
            <text:p>cpop2</text:p>
          </table:table-cell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opc</text:p>
          </table:table-cell>
          <table:table-cell table:style-name="ce20" office:value-type="string" calcext:value-type="string">
            <text:p>cprs1</text:p>
          </table:table-cell>
          <table:table-cell table:style-name="ce20" office:value-type="string" calcext:value-type="string">
            <text:p>cprs2</text:p>
          </table:table-cell>
          <table:table-cell table:style-name="ce20" office:value-type="string" calcext:value-type="string">
            <text:p>cprd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B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1" calcext:value-type="float">
            <text:p>0010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02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10" calcext:value-type="float">
            <text:p>00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03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" calcext:value-type="float">
            <text:p>0000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04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" calcext:value-type="float">
            <text:p>000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05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0" calcext:value-type="float">
            <text:p>0000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06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" calcext:value-type="float">
            <text:p>0000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07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000" calcext:value-type="float">
            <text:p>1000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Load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F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011" calcext:value-type="float">
            <text:p>1000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Load Double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SR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001" calcext:value-type="float">
            <text:p>1000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Load Floating-point State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g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0000" calcext:value-type="float">
            <text:p>1100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0011" calcext:value-type="float">
            <text:p>1100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SR 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0001" calcext:value-type="float">
            <text:p>1100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g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1" calcext:value-type="float">
            <text:p>0001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n</text:p>
          </table:table-cell>
          <table:table-cell table:formula="of:=LOWER([.A214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0" calcext:value-type="float">
            <text:p>0001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n</text:p>
          </table:table-cell>
          <table:table-cell table:formula="of:=LOWER([.A215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" calcext:value-type="float">
            <text:p>0001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n</text:p>
          </table:table-cell>
          <table:table-cell table:formula="of:=LOWER([.A216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1" calcext:value-type="float">
            <text:p>0001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rn</text:p>
          </table:table-cell>
          <table:table-cell table:formula="of:=LOWER([.A217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100" calcext:value-type="float">
            <text:p>1001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Stor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rn</text:p>
          </table:table-cell>
          <table:table-cell table:formula="of:=LOWER([.A218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111" calcext:value-type="float">
            <text:p>1001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Store Doubl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frn</text:p>
          </table:table-cell>
          <table:table-cell table:formula="of:=LOWER([.A219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SR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101" calcext:value-type="float">
            <text:p>1001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Store Floating-point State Regist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grn</text:p>
          </table:table-cell>
          <table:table-cell table:formula="of:=LOWER([.A220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Q 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110" calcext:value-type="float">
            <text:p>1001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grn</text:p>
          </table:table-cell>
          <table:table-cell table:formula="of:=LOWER([.A221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0100" calcext:value-type="float">
            <text:p>1101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crn</text:p>
          </table:table-cell>
          <table:table-cell table:formula="of:=LOWER([.A222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0111" calcext:value-type="float">
            <text:p>1101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crn</text:p>
          </table:table-cell>
          <table:table-cell table:formula="of:=LOWER([.A223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SR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0101" calcext:value-type="float">
            <text:p>1101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grn</text:p>
          </table:table-cell>
          <table:table-cell table:formula="of:=LOWER([.A224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Q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0110" calcext:value-type="float">
            <text:p>1101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grn</text:p>
          </table:table-cell>
          <table:table-cell table:formula="of:=LOWER([.A225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01" calcext:value-type="float">
            <text:p>0011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26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" calcext:value-type="float">
            <text:p>0000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27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c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01" calcext:value-type="float">
            <text:p>0100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28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1" calcext:value-type="float">
            <text:p>0001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29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c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101" calcext:value-type="float">
            <text:p>0101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30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" calcext:value-type="float">
            <text:p>000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31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c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10" calcext:value-type="float">
            <text:p>010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32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0" calcext:value-type="float">
            <text:p>0001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33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c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110" calcext:value-type="float">
            <text:p>0101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34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" calcext:value-type="float">
            <text:p>0000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35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c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11" calcext:value-type="float">
            <text:p>0100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36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1" calcext:value-type="float">
            <text:p>0001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37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c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111" calcext:value-type="float">
            <text:p>0101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38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LL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101" calcext:value-type="float">
            <text:p>1001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39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L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110" calcext:value-type="float">
            <text:p>1001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40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A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111" calcext:value-type="float">
            <text:p>1001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41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0" calcext:value-type="float">
            <text:p>0000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42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c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00" calcext:value-type="float">
            <text:p>0100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43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0" calcext:value-type="float">
            <text:p>0010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44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c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000" calcext:value-type="float">
            <text:p>0110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45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000" calcext:value-type="float">
            <text:p>1000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46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TV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010" calcext:value-type="float">
            <text:p>100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47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" calcext:value-type="float">
            <text:p>0001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48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c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100" calcext:value-type="float">
            <text:p>0101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49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00" calcext:value-type="float">
            <text:p>0011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50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c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100" calcext:value-type="float">
            <text:p>0111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51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001" calcext:value-type="float">
            <text:p>1000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52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TV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011" calcext:value-type="float">
            <text:p>1000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53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ULSc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0100" calcext:value-type="float">
            <text:p>1001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54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10" calcext:value-type="float">
            <text:p>00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55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011" calcext:value-type="float">
            <text:p>0010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56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c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010" calcext:value-type="float">
            <text:p>01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57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c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011" calcext:value-type="float">
            <text:p>0110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58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10" calcext:value-type="float">
            <text:p>0011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59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11" calcext:value-type="float">
            <text:p>0011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60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c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110" calcext:value-type="float">
            <text:p>0111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61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cc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111" calcext:value-type="float">
            <text:p>0111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62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VE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1100" calcext:value-type="float">
            <text:p>1111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63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STORE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1101" calcext:value-type="float">
            <text:p>1111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21" office:value-type="string" calcext:value-type="string">
            <text:p>Integer Arit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264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A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265]); &quot;,a&quot;)" office:value-type="string" office:string-value="ba,a" calcext:value-type="string">
            <text:p>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0" calcext:value-type="float">
            <text:p>00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CONCATENATE (LOWER([.A266]); &quot;,a&quot;)" office:value-type="string" office:string-value="bn,a" calcext:value-type="string">
            <text:p>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E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01" calcext:value-type="float">
            <text:p>10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CONCATENATE (LOWER([.A267]); &quot;,a&quot;)" office:value-type="string" office:string-value="bne,a" calcext:value-type="string">
            <text:p>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E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" calcext:value-type="float">
            <text:p>00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CONCATENATE (LOWER([.A268]); &quot;,a&quot;)" office:value-type="string" office:string-value="be,a" calcext:value-type="string">
            <text:p>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10" calcext:value-type="float">
            <text:p>10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CONCATENATE (LOWER([.A269]); &quot;,a&quot;)" office:value-type="string" office:string-value="bg,a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E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" calcext:value-type="float">
            <text:p>00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CONCATENATE (LOWER([.A270]); &quot;,a&quot;)" office:value-type="string" office:string-value="ble,a" calcext:value-type="string">
            <text:p>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E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11" calcext:value-type="float">
            <text:p>10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CONCATENATE (LOWER([.A271]); &quot;,a&quot;)" office:value-type="string" office:string-value="bge,a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" calcext:value-type="float">
            <text:p>00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CONCATENATE (LOWER([.A272]); &quot;,a&quot;)" office:value-type="string" office:string-value="bl,a" calcext:value-type="string">
            <text:p>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U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00" calcext:value-type="float">
            <text:p>11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CONCATENATE (LOWER([.A273]); &quot;,a&quot;)" office:value-type="string" office:string-value="bgu,a" calcext:value-type="string">
            <text:p>bg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EU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0" calcext:value-type="float">
            <text:p>01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CONCATENATE (LOWER([.A274]); &quot;,a&quot;)" office:value-type="string" office:string-value="bleu,a" calcext:value-type="string">
            <text:p>ble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CC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01" calcext:value-type="float">
            <text:p>11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CONCATENATE (LOWER([.A275]); &quot;,a&quot;)" office:value-type="string" office:string-value="bcc,a" calcext:value-type="string">
            <text:p>bc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CS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1" calcext:value-type="float">
            <text:p>01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CONCATENATE (LOWER([.A276]); &quot;,a&quot;)" office:value-type="string" office:string-value="bcs,a" calcext:value-type="string">
            <text:p>bc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POS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10" calcext:value-type="float">
            <text:p>11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CONCATENATE (LOWER([.A277]); &quot;,a&quot;)" office:value-type="string" office:string-value="bpos,a" calcext:value-type="string">
            <text:p>bpo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EG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0" calcext:value-type="float">
            <text:p>01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CONCATENATE (LOWER([.A278]); &quot;,a&quot;)" office:value-type="string" office:string-value="bneg,a" calcext:value-type="string">
            <text:p>bne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VC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11" calcext:value-type="float">
            <text:p>11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CONCATENATE (LOWER([.A279]); &quot;,a&quot;)" office:value-type="string" office:string-value="bvc,a" calcext:value-type="string">
            <text:p>bv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VS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1" calcext:value-type="float">
            <text:p>01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CONCATENATE (LOWER([.A280]); &quot;,a&quot;)" office:value-type="string" office:string-value="bvs,a" calcext:value-type="string">
            <text:p>bv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A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281]); &quot;,a&quot;)" office:value-type="string" office:string-value="fba,a" calcext:value-type="string">
            <text:p>f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N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0" calcext:value-type="float">
            <text:p>00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CONCATENATE (LOWER([.A282]); &quot;,a&quot;)" office:value-type="string" office:string-value="fbn,a" calcext:value-type="string">
            <text:p>f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1" calcext:value-type="float">
            <text:p>01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CONCATENATE (LOWER([.A283]); &quot;,a&quot;)" office:value-type="string" office:string-value="fbu,a" calcext:value-type="string">
            <text:p>fb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G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0" calcext:value-type="float">
            <text:p>01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CONCATENATE (LOWER([.A284]); &quot;,a&quot;)" office:value-type="string" office:string-value="fbg,a" calcext:value-type="string">
            <text:p>f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G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1" calcext:value-type="float">
            <text:p>01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CONCATENATE (LOWER([.A285]); &quot;,a&quot;)" office:value-type="string" office:string-value="fbug,a" calcext:value-type="string">
            <text:p>fbu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0" calcext:value-type="float">
            <text:p>01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CONCATENATE (LOWER([.A286]); &quot;,a&quot;)" office:value-type="string" office:string-value="fbl,a" calcext:value-type="string">
            <text:p>f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L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" calcext:value-type="float">
            <text:p>00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CONCATENATE (LOWER([.A287]); &quot;,a&quot;)" office:value-type="string" office:string-value="fbul,a" calcext:value-type="string">
            <text:p>fbu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G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" calcext:value-type="float">
            <text:p>00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CONCATENATE (LOWER([.A288]); &quot;,a&quot;)" office:value-type="string" office:string-value="fblg,a" calcext:value-type="string">
            <text:p>fbl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NE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" calcext:value-type="float">
            <text:p>00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CONCATENATE (LOWER([.A289]); &quot;,a&quot;)" office:value-type="string" office:string-value="fbne,a" calcext:value-type="string">
            <text:p>f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E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01" calcext:value-type="float">
            <text:p>10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CONCATENATE (LOWER([.A290]); &quot;,a&quot;)" office:value-type="string" office:string-value="fbe,a" calcext:value-type="string">
            <text:p>f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E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10" calcext:value-type="float">
            <text:p>10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CONCATENATE (LOWER([.A291]); &quot;,a&quot;)" office:value-type="string" office:string-value="fbue,a" calcext:value-type="string">
            <text:p>fbu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GE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11" calcext:value-type="float">
            <text:p>10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6" office:value-type="string" calcext:value-type="string">
            <text:p>n</text:p>
          </table:table-cell>
          <table:table-cell table:formula="of:=CONCATENATE (LOWER([.A292]); &quot;,a&quot;)" office:value-type="string" office:string-value="fbge,a" calcext:value-type="string">
            <text:p>f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GE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00" calcext:value-type="float">
            <text:p>11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293]); &quot;,a&quot;)" office:value-type="string" office:string-value="fbuge,a" calcext:value-type="string">
            <text:p>fbu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E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01" calcext:value-type="float">
            <text:p>11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294]); &quot;,a&quot;)" office:value-type="string" office:string-value="fble,a" calcext:value-type="string">
            <text:p>f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LE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10" calcext:value-type="float">
            <text:p>11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295]); &quot;,a&quot;)" office:value-type="string" office:string-value="fbule,a" calcext:value-type="string">
            <text:p>fbu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O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11" calcext:value-type="float">
            <text:p>11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296]); &quot;,a&quot;)" office:value-type="string" office:string-value="fbo,a" calcext:value-type="string">
            <text:p>fbo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A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297]); &quot;,a&quot;)" office:value-type="string" office:string-value="cba,a" calcext:value-type="string">
            <text:p>c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N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0" calcext:value-type="float">
            <text:p>00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298]); &quot;,a&quot;)" office:value-type="string" office:string-value="cbn,a" calcext:value-type="string">
            <text:p>c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3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1" calcext:value-type="float">
            <text:p>01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299]); &quot;,a&quot;)" office:value-type="string" office:string-value="cb3,a" calcext:value-type="string">
            <text:p>cb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2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0" calcext:value-type="float">
            <text:p>01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300]); &quot;,a&quot;)" office:value-type="string" office:string-value="cb2,a" calcext:value-type="string">
            <text:p>cb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23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1" calcext:value-type="float">
            <text:p>01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301]); &quot;,a&quot;)" office:value-type="string" office:string-value="cb23,a" calcext:value-type="string">
            <text:p>cb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0" calcext:value-type="float">
            <text:p>01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302]); &quot;,a&quot;)" office:value-type="string" office:string-value="cb1,a" calcext:value-type="string">
            <text:p>cb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3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" calcext:value-type="float">
            <text:p>00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303]); &quot;,a&quot;)" office:value-type="string" office:string-value="cb13,a" calcext:value-type="string">
            <text:p>cb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2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" calcext:value-type="float">
            <text:p>00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304]); &quot;,a&quot;)" office:value-type="string" office:string-value="cb12,a" calcext:value-type="string">
            <text:p>cb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23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" calcext:value-type="float">
            <text:p>00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305]); &quot;,a&quot;)" office:value-type="string" office:string-value="cb123,a" calcext:value-type="string">
            <text:p>cb1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01" calcext:value-type="float">
            <text:p>10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306]); &quot;,a&quot;)" office:value-type="string" office:string-value="cb0,a" calcext:value-type="string">
            <text:p>cb0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3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10" calcext:value-type="float">
            <text:p>10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307]); &quot;,a&quot;)" office:value-type="string" office:string-value="cb03,a" calcext:value-type="string">
            <text:p>cb0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2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011" calcext:value-type="float">
            <text:p>10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308]); &quot;,a&quot;)" office:value-type="string" office:string-value="cb02,a" calcext:value-type="string">
            <text:p>cb0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23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00" calcext:value-type="float">
            <text:p>11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309]); &quot;,a&quot;)" office:value-type="string" office:string-value="cb023,a" calcext:value-type="string">
            <text:p>cb0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01" calcext:value-type="float">
            <text:p>11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310]); &quot;,a&quot;)" office:value-type="string" office:string-value="cb01,a" calcext:value-type="string">
            <text:p>cb0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3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10" calcext:value-type="float">
            <text:p>11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311]); &quot;,a&quot;)" office:value-type="string" office:string-value="cb013,a" calcext:value-type="string">
            <text:p>cb0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2</text:p>
          </table:table-cell>
          <table:table-cell table:style-name="ce21" office:value-type="string" calcext:value-type="string">
            <text:p>op2</text:p>
          </table:table-cell>
          <table:table-cell table:style-name="ce24" office:value-type="float" office:value="1111" calcext:value-type="float">
            <text:p>11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312]); &quot;,a&quot;)" office:value-type="string" office:string-value="cb012,a" calcext:value-type="string">
            <text:p>cb0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JMPL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1000" calcext:value-type="float">
            <text:p>11100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r</text:p>
          </table:table-cell>
          <table:table-cell table:formula="of:=LOWER([.A313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TT</text:p>
          </table:table-cell>
          <table:table-cell table:style-name="ce21" office:value-type="string" calcext:value-type="string">
            <text:p>op3</text:p>
          </table:table-cell>
          <table:table-cell table:style-name="ce23" office:value-type="float" office:value="111001" calcext:value-type="float">
            <text:p>11100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</text:p>
          </table:table-cell>
          <table:table-cell table:formula="of:=LOWER([.A314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</text:p>
          </table:table-cell>
          <table:table-cell table:style-name="ce21"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</text:p>
          </table:table-cell>
          <table:table-cell table:formula="of:=LOWER([.A315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</text:p>
          </table:table-cell>
          <table:table-cell table:style-name="ce21"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</text:p>
          </table:table-cell>
          <table:table-cell table:formula="of:=LOWER([.A316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</text:p>
          </table:table-cell>
          <table:table-cell table:style-name="ce21"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</text:p>
          </table:table-cell>
          <table:table-cell table:formula="of:=LOWER([.A317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E</text:p>
          </table:table-cell>
          <table:table-cell table:style-name="ce21"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</text:p>
          </table:table-cell>
          <table:table-cell table:formula="of:=LOWER([.A318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</text:p>
          </table:table-cell>
          <table:table-cell table:style-name="ce21"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</text:p>
          </table:table-cell>
          <table:table-cell table:formula="of:=LOWER([.A319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</text:p>
          </table:table-cell>
          <table:table-cell table:style-name="ce21"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</text:p>
          </table:table-cell>
          <table:table-cell table:formula="of:=LOWER([.A320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E</text:p>
          </table:table-cell>
          <table:table-cell table:style-name="ce21"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</text:p>
          </table:table-cell>
          <table:table-cell table:formula="of:=LOWER([.A321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</text:p>
          </table:table-cell>
          <table:table-cell table:style-name="ce21"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</text:p>
          </table:table-cell>
          <table:table-cell table:formula="of:=LOWER([.A322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U</text:p>
          </table:table-cell>
          <table:table-cell table:style-name="ce21"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</text:p>
          </table:table-cell>
          <table:table-cell table:formula="of:=LOWER([.A323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U</text:p>
          </table:table-cell>
          <table:table-cell table:style-name="ce21"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</text:p>
          </table:table-cell>
          <table:table-cell table:formula="of:=LOWER([.A324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C</text:p>
          </table:table-cell>
          <table:table-cell table:style-name="ce21"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</text:p>
          </table:table-cell>
          <table:table-cell table:formula="of:=LOWER([.A325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S</text:p>
          </table:table-cell>
          <table:table-cell table:style-name="ce21"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</text:p>
          </table:table-cell>
          <table:table-cell table:formula="of:=LOWER([.A326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POS</text:p>
          </table:table-cell>
          <table:table-cell table:style-name="ce21"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</text:p>
          </table:table-cell>
          <table:table-cell table:formula="of:=LOWER([.A327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G</text:p>
          </table:table-cell>
          <table:table-cell table:style-name="ce21"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</text:p>
          </table:table-cell>
          <table:table-cell table:formula="of:=LOWER([.A328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C</text:p>
          </table:table-cell>
          <table:table-cell table:style-name="ce21"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</text:p>
          </table:table-cell>
          <table:table-cell table:formula="of:=LOWER([.A329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S</text:p>
          </table:table-cell>
          <table:table-cell table:style-name="ce21"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21" office:value-type="string" calcext:value-type="string">
            <text:p>Control Transfe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</text:p>
          </table:table-cell>
          <table:table-cell table:formula="of:=LOWER([.A330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USH</text:p>
          </table:table-cell>
          <table:table-cell table:style-name="ce21" office:value-type="string" calcext:value-type="string">
            <text:p>op3</text:p>
          </table:table-cell>
          <table:table-cell table:style-name="ce21" office:value-type="float" office:value="111011" calcext:value-type="float">
            <text:p>111011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float" office:value="1" calcext:value-type="float">
            <text:p>000001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table:style-name="ce21" office:value-type="string" calcext:value-type="string">
            <text:p>Load/Stor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rn</text:p>
          </table:table-cell>
          <table:table-cell table:formula="of:=LOWER([.A331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 table:number-rows-repeated="52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28" table:number-columns-repeated="2"/>
          <table:table-cell table:number-columns-repeated="1016"/>
        </table:table-row>
        <table:table-row table:style-name="ro2" table:number-rows-repeated="10481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1" table:default-cell-style-name="ce27"/>
        <table:table-column table:style-name="co10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 AJIT processor implements the Sparc-V8 IS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e propose to extend this ISA to provide support for a native 64-bit integer datatyp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he proposed extensions use the existing instruction encodings to the maximum extent possibl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ll proposed extensions are RegisterXRegister -&gt; Register,Condition-codes type instruction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 load/store instructions are not modified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We list the additional instructions in the subsequent section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n each case, only the differences in the encoding relative to an existing Sparc-V8 instruction are provided</text:p>
          </table:table-cell>
        </table:table-row>
      </table:table>
      <table:table table:name="ajit-insns" table:style-name="ta1">
        <table:table-column table:style-name="co11" table:default-cell-style-name="Default"/>
        <table:table-column table:style-name="co1" table:default-cell-style-name="ce21"/>
        <table:table-column table:style-name="co1" table:number-columns-repeated="3" table:default-cell-style-name="ce23"/>
        <table:table-column table:style-name="co1" table:default-cell-style-name="Default"/>
        <table:table-column table:style-name="co1" table:number-columns-repeated="2" table:default-cell-style-name="ce27"/>
        <table:table-column table:style-name="co1" table:number-columns-repeated="6" table:default-cell-style-name="ce21"/>
        <table:table-column table:style-name="co1" table:default-cell-style-name="ce27"/>
        <table:table-column table:style-name="co1" table:number-columns-repeated="2" table:default-cell-style-name="ce32"/>
        <table:table-column table:style-name="co1" table:number-columns-repeated="5" table:default-cell-style-name="Default"/>
        <table:table-row table:style-name="ro4">
          <table:table-cell table:style-name="ce19" office:value-type="string" calcext:value-type="string">
            <text:p>Opcode</text:p>
          </table:table-cell>
          <table:table-cell table:style-name="ce19" office:value-type="string" calcext:value-type="string">
            <text:p>Format type</text:p>
          </table:table-cell>
          <table:table-cell table:style-name="ce19" office:value-type="string" calcext:value-type="string">
            <text:p>Format Value</text:p>
          </table:table-cell>
          <table:table-cell table:style-name="ce19" office:value-type="string" calcext:value-type="string">
            <text:p>Other field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Operation</text:p>
          </table:table-cell>
          <table:table-cell table:style-name="ce26" office:value-type="string" calcext:value-type="string">
            <text:p>Sparc V8 Manual main description page</text:p>
          </table:table-cell>
          <table:table-cell table:style-name="ce26" office:value-type="string" calcext:value-type="string">
            <text:p>Sparc V8 Manual main description Chapter reference</text:p>
          </table:table-cell>
          <table:table-cell table:style-name="ce19" office:value-type="string" calcext:value-type="string">
            <text:p>Insn Category</text:p>
          </table:table-cell>
          <table:table-cell table:style-name="ce19" office:value-type="string" calcext:value-type="string">
            <text:p>Insn Category Index</text:p>
          </table:table-cell>
          <table:table-cell table:style-name="ce19" office:value-type="string" calcext:value-type="string">
            <text:p>Format Index</text:p>
          </table:table-cell>
          <table:table-cell table:style-name="ce29" office:value-type="string" calcext:value-type="string">
            <text:p>Processing Status</text:p>
          </table:table-cell>
          <table:table-cell table:style-name="ce29" office:value-type="string" calcext:value-type="string">
            <text:p>Privilege</text:p>
          </table:table-cell>
          <table:table-cell table:style-name="ce19" office:value-type="string" calcext:value-type="string">
            <text:p>Notes</text:p>
          </table:table-cell>
          <table:table-cell table:style-name="ce26" office:value-type="string" calcext:value-type="string">
            <text:p>Register Type, if any</text:p>
          </table:table-cell>
          <table:table-cell table:style-name="ce19" office:value-type="string" calcext:value-type="string">
            <text:p>ASM Rator Syntax</text:p>
          </table:table-cell>
          <table:table-cell table:style-name="ce19" office:value-type="string" calcext:value-type="string">
            <text:p>Num Args</text:p>
          </table:table-cell>
          <table:table-cell table:style-name="ce34" office:value-type="string" calcext:value-type="string">
            <text:p>ASM Arg 1</text:p>
          </table:table-cell>
          <table:table-cell table:style-name="ce34" office:value-type="string" calcext:value-type="string">
            <text:p>ASM Arg 2</text:p>
          </table:table-cell>
          <table:table-cell table:style-name="ce34" office:value-type="string" calcext:value-type="string">
            <text:p>ASM Arg 3</text:p>
          </table:table-cell>
          <table:table-cell table:style-name="ce34" office:value-type="string" calcext:value-type="string">
            <text:p>ASM Arg 4</text:p>
          </table:table-cell>
          <table:table-cell table:style-name="ce34"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])" office:value-type="string" office:string-value="addd" calcext:value-type="string">
            <text:p>ad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Dcc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])" office:value-type="string" office:string-value="adddcc" calcext:value-type="string">
            <text:p>ad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D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])" office:value-type="string" office:string-value="subd" calcext:value-type="string">
            <text:p>sub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Dcc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])" office:value-type="string" office:string-value="subdcc" calcext:value-type="string">
            <text:p>sub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LLD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])" office:value-type="string" office:string-value="slld" calcext:value-type="string">
            <text:p>sl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LD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])" office:value-type="string" office:string-value="srld" calcext:value-type="string">
            <text:p>sr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AD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8])" office:value-type="string" office:string-value="srad" calcext:value-type="string">
            <text:p>sr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D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9])" office:value-type="string" office:string-value="umuld" calcext:value-type="string">
            <text:p>u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D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0])" office:value-type="string" office:string-value="smuld" calcext:value-type="string">
            <text:p>s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Dcc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1])" office:value-type="string" office:string-value="umuldcc" calcext:value-type="string">
            <text:p>umul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Dcc</text:p>
          </table:table-cell>
          <table:table-cell office:value-type="string" calcext:value-type="string">
            <text:p>op3</text:p>
          </table:table-cell>
          <table:table-cell office:value-type="float" office:value="11011" calcext:value-type="float">
            <text:p>01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2])" office:value-type="string" office:string-value="smuldcc" calcext:value-type="string">
            <text:p>smul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D</text:p>
          </table:table-cell>
          <table:table-cell office:value-type="string" calcext:value-type="string">
            <text:p>op3</text:p>
          </table:table-cell>
          <table:table-cell office:value-type="float" office:value="1110" calcext:value-type="float">
            <text:p>0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3])" office:value-type="string" office:string-value="udivd" calcext:value-type="string">
            <text:p>u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D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4])" office:value-type="string" office:string-value="sdivd" calcext:value-type="string">
            <text:p>s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Dcc</text:p>
          </table:table-cell>
          <table:table-cell office:value-type="string" calcext:value-type="string">
            <text:p>op3</text:p>
          </table:table-cell>
          <table:table-cell office:value-type="float" office:value="11110" calcext:value-type="float">
            <text:p>0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5])" office:value-type="string" office:string-value="udivdcc" calcext:value-type="string">
            <text:p>udiv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Dcc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6])" office:value-type="string" office:string-value="sdivdcc" calcext:value-type="string">
            <text:p>sdiv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7])" office:value-type="string" office:string-value="andd" calcext:value-type="string">
            <text:p>an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cc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8])" office:value-type="string" office:string-value="anddcc" calcext:value-type="string">
            <text:p>an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N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9])" office:value-type="string" office:string-value="anddn" calcext:value-type="string">
            <text:p>and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Ncc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0])" office:value-type="string" office:string-value="anddncc" calcext:value-type="string">
            <text:p>and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1])" office:value-type="string" office:string-value="ord" calcext:value-type="string">
            <text:p>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cc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2])" office:value-type="string" office:string-value="ordcc" calcext:value-type="string">
            <text:p>or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D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3])" office:value-type="string" office:string-value="ornd" calcext:value-type="string">
            <text:p>or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Dcc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4])" office:value-type="string" office:string-value="orndcc" calcext:value-type="string">
            <text:p>or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</text:p>
          </table:table-cell>
          <table:table-cell office:value-type="string" calcext:value-type="string">
            <text:p>op3</text:p>
          </table:table-cell>
          <table:table-cell office:value-type="float" office:value="11" calcext:value-type="float">
            <text:p>0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5])" office:value-type="string" office:string-value="xord" calcext:value-type="string">
            <text:p>x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cc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6])" office:value-type="string" office:string-value="xordcc" calcext:value-type="string">
            <text:p>xor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D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7])" office:value-type="string" office:string-value="xnord" calcext:value-type="string">
            <text:p>xn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Dcc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8])" office:value-type="string" office:string-value="xnordcc" calcext:value-type="string">
            <text:p>xnor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ADD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0])" office:value-type="string" office:string-value="vaddd8" calcext:value-type="string">
            <text:p>vadd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ADD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1])" office:value-type="string" office:string-value="vaddd16" calcext:value-type="string">
            <text:p>vadd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ADD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2])" office:value-type="string" office:string-value="vaddd32" calcext:value-type="string">
            <text:p>vadd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SUBD8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4])" office:value-type="string" office:string-value="vsubd8" calcext:value-type="string">
            <text:p>vsub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UBD16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5])" office:value-type="string" office:string-value="vsubd16" calcext:value-type="string">
            <text:p>vsub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UBD32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6])" office:value-type="string" office:string-value="vsubd32" calcext:value-type="string">
            <text:p>vsub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UMULD8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8])" office:value-type="string" office:string-value="vumuld8" calcext:value-type="string">
            <text:p>vumul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UMULD16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9])" office:value-type="string" office:string-value="vumuld16" calcext:value-type="string">
            <text:p>vumul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UMULD32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0])" office:value-type="string" office:string-value="vumuld32" calcext:value-type="string">
            <text:p>vumul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SMULD8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2])" office:value-type="string" office:string-value="vsmuld8" calcext:value-type="string">
            <text:p>vsmul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MULD16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3])" office:value-type="string" office:string-value="vsmuld16" calcext:value-type="string">
            <text:p>vsmul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MULD32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4])" office:value-type="string" office:string-value="vsmuld32" calcext:value-type="string">
            <text:p>vsmul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ADDDREDUCE8</text:p>
          </table:table-cell>
          <table:table-cell office:value-type="string" calcext:value-type="string">
            <text:p>op3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6])" office:value-type="string" office:string-value="adddreduce8" calcext:value-type="string">
            <text:p>adddreduc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REDUCE8</text:p>
          </table:table-cell>
          <table:table-cell office:value-type="string" calcext:value-type="string">
            <text:p>op3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7])" office:value-type="string" office:string-value="ordreduce8" calcext:value-type="string">
            <text:p>ordreduc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REDUCE8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8])" office:value-type="string" office:string-value="anddreduce8" calcext:value-type="string">
            <text:p>anddreduc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REDUCE8</text:p>
          </table:table-cell>
          <table:table-cell office:value-type="string" calcext:value-type="string">
            <text:p>op3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9])" office:value-type="string" office:string-value="xordreduce8" calcext:value-type="string">
            <text:p>xordreduc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ADDDREDUCE16</text:p>
          </table:table-cell>
          <table:table-cell office:value-type="string" calcext:value-type="string">
            <text:p>op3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1])" office:value-type="string" office:string-value="adddreduce16" calcext:value-type="string">
            <text:p>add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REDUCE16</text:p>
          </table:table-cell>
          <table:table-cell office:value-type="string" calcext:value-type="string">
            <text:p>op3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2])" office:value-type="string" office:string-value="ordreduce16" calcext:value-type="string">
            <text:p>or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REDUCE16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3])" office:value-type="string" office:string-value="anddreduce16" calcext:value-type="string">
            <text:p>and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REDUCE16</text:p>
          </table:table-cell>
          <table:table-cell office:value-type="string" calcext:value-type="string">
            <text:p>op3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4])" office:value-type="string" office:string-value="xordreduce16" calcext:value-type="string">
            <text:p>xor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ZBYTEDPOS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6])" office:value-type="string" office:string-value="zbytedpos" calcext:value-type="string">
            <text:p>zbyted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FADD32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2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8])" office:value-type="string" office:string-value="vfadd32" calcext:value-type="string">
            <text:p>vfad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SUB32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4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9])" office:value-type="string" office:string-value="vfsub32" calcext:value-type="string">
            <text:p>vfsub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MUL32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6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0])" office:value-type="string" office:string-value="vfmul32" calcext:value-type="string">
            <text:p>vfmul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FADD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3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2])" office:value-type="string" office:string-value="vfadd16" calcext:value-type="string">
            <text:p>vfad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SUB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5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3])" office:value-type="string" office:string-value="vfsub16" calcext:value-type="string">
            <text:p>vfsub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MUL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7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4])" office:value-type="string" office:string-value="vfmul16" calcext:value-type="string">
            <text:p>vfmul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table:style-name="ce35" office:value-type="string" calcext:value-type="string">
            <text:p>VFDIV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table:style-name="ce35" office:value-type="string" calcext:value-type="string">
            <text:p>VFSQRT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FADDREDUCE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50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9])" office:value-type="string" office:string-value="faddreduce16" calcext:value-type="string">
            <text:p>fad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FSTOH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51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1])" office:value-type="string" office:string-value="fstoh" calcext:value-type="string">
            <text:p>fsto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HTOS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52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2])" office:value-type="string" office:string-value="fhtos" calcext:value-type="string">
            <text:p>fht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FI16TOH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8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4])" office:value-type="string" office:string-value="vfi16toh" calcext:value-type="string">
            <text:p>vfi16to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HTOI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9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5])" office:value-type="string" office:string-value="vfhtoi16" calcext:value-type="string">
            <text:p>vfhtoi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CSWAPD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8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9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7])" office:value-type="string" office:string-value="cswapd" calcext:value-type="string">
            <text:p>cswap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CSWAPDA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8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9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8])" office:value-type="string" office:string-value="cswapda" calcext:value-type="string">
            <text:p>cswap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 table:number-rows-repeated="4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SLLD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83])" office:value-type="string" office:string-value="slld" calcext:value-type="string">
            <text:p>sl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LD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84])" office:value-type="string" office:string-value="srld" calcext:value-type="string">
            <text:p>sr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AD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85])" office:value-type="string" office:string-value="srad" calcext:value-type="string">
            <text:p>sr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CSWAPD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WAP register with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6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r</text:p>
          </table:table-cell>
          <table:table-cell table:formula="of:=LOWER([.A87])" office:value-type="string" office:string-value="cswapd" calcext:value-type="string">
            <text:p>cswap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CSWAPDA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WAP register with Alternate space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6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n</text:p>
          </table:table-cell>
          <table:table-cell table:formula="of:=LOWER([.A88])" office:value-type="string" office:string-value="cswapda" calcext:value-type="string">
            <text:p>cswap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ZBYTEDPOS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90])" office:value-type="string" office:string-value="zbytedpos" calcext:value-type="string">
            <text:p>zbyted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 table:number-rows-repeated="2">
          <table:table-cell table:number-columns-repeated="22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 table:number-rows-repeated="3">
          <table:table-cell table:number-columns-repeated="22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 table:number-rows-repeated="3">
          <table:table-cell table:number-columns-repeated="22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Cond-Table" table:style-name="ta1">
        <table:table-column table:style-name="co1" table:default-cell-style-name="Default"/>
        <table:table-column table:style-name="co1" table:default-cell-style-name="ce36"/>
        <table:table-column table:style-name="co1" table:number-columns-repeated="2" table:default-cell-style-name="Default"/>
        <table:table-column table:style-name="co1" table:default-cell-style-name="ce36"/>
        <table:table-column table:style-name="co1" table:number-columns-repeated="2" table:default-cell-style-name="Default"/>
        <table:table-column table:style-name="co1" table:default-cell-style-name="ce36"/>
        <table:table-column table:style-name="co1" table:number-columns-repeated="2" table:default-cell-style-name="Default"/>
        <table:table-column table:style-name="co1" table:default-cell-style-name="ce36"/>
        <table:table-row table:style-name="ro2">
          <table:table-cell office:value-type="string" calcext:value-type="string">
            <text:p>T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FB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BA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TN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string" calcext:value-type="string">
            <text:p>BN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string" calcext:value-type="string">
            <text:p>FBN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string" calcext:value-type="string">
            <text:p>CBN</text:p>
          </table:table-cell>
          <table:table-cell office:value-type="float" office:value="0" calcext:value-type="float">
            <text:p>0000</text:p>
          </table:table-cell>
        </table:table-row>
        <table:table-row table:style-name="ro2">
          <table:table-cell office:value-type="string" calcext:value-type="string">
            <text:p>TNE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BNE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FBU</text:p>
          </table:table-cell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CB3</text:p>
          </table:table-cell>
          <table:table-cell office:value-type="float" office:value="111" calcext:value-type="float">
            <text:p>0111</text:p>
          </table:table-cell>
        </table:table-row>
        <table:table-row table:style-name="ro2">
          <table:table-cell office:value-type="string" calcext:value-type="string">
            <text:p>TE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FBG</text:p>
          </table:table-cell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CB2</text:p>
          </table:table-cell>
          <table:table-cell office:value-type="float" office:value="110" calcext:value-type="float">
            <text:p>0110</text:p>
          </table:table-cell>
        </table:table-row>
        <table:table-row table:style-name="ro2">
          <table:table-cell office:value-type="string" calcext:value-type="string">
            <text:p>TG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FBUG</text:p>
          </table:table-cell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CB23</text:p>
          </table:table-cell>
          <table:table-cell office:value-type="float" office:value="101" calcext:value-type="float">
            <text:p>0101</text:p>
          </table:table-cell>
        </table:table-row>
        <table:table-row table:style-name="ro2">
          <table:table-cell office:value-type="string" calcext:value-type="string">
            <text:p>TLE</text:p>
          </table:table-cell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BLE</text:p>
          </table:table-cell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FBL</text:p>
          </table:table-cell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CB1</text:p>
          </table:table-cell>
          <table:table-cell office:value-type="float" office:value="100" calcext:value-type="float">
            <text:p>0100</text:p>
          </table:table-cell>
        </table:table-row>
        <table:table-row table:style-name="ro2">
          <table:table-cell office:value-type="string" calcext:value-type="string">
            <text:p>TGE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BGE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FBUL</text:p>
          </table:table-cell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CB13</text:p>
          </table:table-cell>
          <table:table-cell office:value-type="float" office:value="11" calcext:value-type="float">
            <text:p>0011</text:p>
          </table:table-cell>
        </table:table-row>
        <table:table-row table:style-name="ro2">
          <table:table-cell office:value-type="string" calcext:value-type="string">
            <text:p>TL</text:p>
          </table:table-cell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BL</text:p>
          </table:table-cell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FBLG</text:p>
          </table:table-cell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CB12</text:p>
          </table:table-cell>
          <table:table-cell office:value-type="float" office:value="10" calcext:value-type="float">
            <text:p>0010</text:p>
          </table:table-cell>
        </table:table-row>
        <table:table-row table:style-name="ro2">
          <table:table-cell office:value-type="string" calcext:value-type="string">
            <text:p>TGU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BGU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FBNE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CB123</text:p>
          </table:table-cell>
          <table:table-cell office:value-type="float" office:value="1" calcext:value-type="float">
            <text:p>0001</text:p>
          </table:table-cell>
        </table:table-row>
        <table:table-row table:style-name="ro2">
          <table:table-cell office:value-type="string" calcext:value-type="string">
            <text:p>TLEU</text:p>
          </table:table-cell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BLEU</text:p>
          </table:table-cell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FBE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CB0</text:p>
          </table:table-cell>
          <table:table-cell office:value-type="float" office:value="1001" calcext:value-type="float">
            <text:p>1001</text:p>
          </table:table-cell>
        </table:table-row>
        <table:table-row table:style-name="ro2">
          <table:table-cell office:value-type="string" calcext:value-type="string">
            <text:p>TCC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BCC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FBUE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CB03</text:p>
          </table:table-cell>
          <table:table-cell office:value-type="float" office:value="1010" calcext:value-type="float">
            <text:p>1010</text:p>
          </table:table-cell>
        </table:table-row>
        <table:table-row table:style-name="ro2">
          <table:table-cell office:value-type="string" calcext:value-type="string">
            <text:p>TCS</text:p>
          </table:table-cell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BCS</text:p>
          </table:table-cell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FBGE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CB02</text:p>
          </table:table-cell>
          <table:table-cell office:value-type="float" office:value="1011" calcext:value-type="float">
            <text:p>1011</text:p>
          </table:table-cell>
        </table:table-row>
        <table:table-row table:style-name="ro2">
          <table:table-cell office:value-type="string" calcext:value-type="string">
            <text:p>TPOS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BPOS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FBUGE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CB023</text:p>
          </table:table-cell>
          <table:table-cell office:value-type="float" office:value="1100" calcext:value-type="float">
            <text:p>1100</text:p>
          </table:table-cell>
        </table:table-row>
        <table:table-row table:style-name="ro2">
          <table:table-cell office:value-type="string" calcext:value-type="string">
            <text:p>TNEG</text:p>
          </table:table-cell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BNEG</text:p>
          </table:table-cell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FBLE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CB01</text:p>
          </table:table-cell>
          <table:table-cell office:value-type="float" office:value="1101" calcext:value-type="float">
            <text:p>1101</text:p>
          </table:table-cell>
        </table:table-row>
        <table:table-row table:style-name="ro2">
          <table:table-cell office:value-type="string" calcext:value-type="string">
            <text:p>TVC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BVC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FBULE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CB013</text:p>
          </table:table-cell>
          <table:table-cell office:value-type="float" office:value="1110" calcext:value-type="float">
            <text:p>1110</text:p>
          </table:table-cell>
        </table:table-row>
        <table:table-row table:style-name="ro2">
          <table:table-cell office:value-type="string" calcext:value-type="string">
            <text:p>TVS</text:p>
          </table:table-cell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BVS</text:p>
          </table:table-cell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FBO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CB012</text:p>
          </table:table-cell>
          <table:table-cell office:value-type="float" office:value="1111" calcext:value-type="float">
            <text:p>1111</text:p>
          </table:table-cell>
        </table:table-row>
      </table:table>
      <table:table table:name="Format-Details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22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35" table:default-cell-style-name="Default"/>
        <table:table-column table:style-name="co18" table:number-columns-repeated="7" table:default-cell-style-name="Default"/>
        <table:table-row table:style-name="ro2">
          <table:table-cell office:value-type="string" calcext:value-type="string">
            <text:p>Format_Name</text:p>
          </table:table-cell>
          <table:table-cell office:value-type="string" calcext:value-type="string">
            <text:p>Num_Fields</text:p>
          </table:table-cell>
          <table:table-cell office:value-type="string" calcext:value-type="string">
            <text:p>Insn_Format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Sum-Of-Lengths</text:p>
          </table:table-cell>
        </table:table-row>
        <table:table-row table:style-name="ro2"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]-[.F2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K2]-[.L2]+1" office:value-type="float" office:value="30" calcext:value-type="float">
            <text:p>30</text:p>
          </table:table-cell>
          <table:table-cell/>
          <table:table-cell office:value-type="string" calcext:value-type="string">
            <text:p>range</text:p>
          </table:table-cell>
          <table:table-cell table:number-columns-repeated="42"/>
          <table:table-cell table:formula="of:=SUM([.BC2];[.AW2];[.AQ2];[.AK2];[.AE2];[.Y2];[.S2];[.M2];[.G2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]-[.F3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]-[.L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Q3]-[.R3]+1" office:value-type="float" office:value="3" calcext:value-type="float">
            <text:p>3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imm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W3]-[.X3]+1" office:value-type="float" office:value="22" calcext:value-type="float">
            <text:p>22</text:p>
          </table:table-cell>
          <table:table-cell/>
          <table:table-cell office:value-type="string" calcext:value-type="string">
            <text:p>range</text:p>
          </table:table-cell>
          <table:table-cell table:number-columns-repeated="30"/>
          <table:table-cell table:formula="of:=SUM([.BC3];[.AW3];[.AQ3];[.AK3];[.AE3];[.Y3];[.S3];[.M3];[.G3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4]-[.F4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K4]-[.L4]+1" office:value-type="float" office:value="1" calcext:value-type="float">
            <text:p>1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Q4]-[.R4]+1" office:value-type="float" office:value="4" calcext:value-type="float">
            <text:p>4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W4]-[.X4]+1" office:value-type="float" office:value="3" calcext:value-type="float">
            <text:p>3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disp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AC4]-[.AD4]+1" office:value-type="float" office:value="22" calcext:value-type="float">
            <text:p>22</text:p>
          </table:table-cell>
          <table:table-cell/>
          <table:table-cell office:value-type="string" calcext:value-type="string">
            <text:p>range</text:p>
          </table:table-cell>
          <table:table-cell table:number-columns-repeated="24"/>
          <table:table-cell table:formula="of:=SUM([.BC4];[.AW4];[.AQ4];[.AK4];[.AE4];[.Y4];[.S4];[.M4];[.G4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5]-[.F5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ONAME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5]-[.L5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Q5]-[.R5]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W5]-[.X5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table:number-columns-repeated="30"/>
          <table:table-cell table:formula="of:=SUM([.BC5];[.AW5];[.AQ5];[.AK5];[.AE5];[.Y5];[.S5];[.M5];[.G5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6]-[.F6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ES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6]-[.L6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Q6]-[.R6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const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W6]-[.X6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ge</text:p>
          </table:table-cell>
          <table:table-cell table:number-columns-repeated="30"/>
          <table:table-cell table:formula="of:=SUM([.BC6];[.AW6];[.AQ6];[.AK6];[.AE6];[.Y6];[.S6];[.M6];[.G6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7]-[.F7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7]-[.L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7]-[.R7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7]-[.X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7]-[.AD7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I7]-[.AJ7]+1" office:value-type="float" office:value="8" calcext:value-type="float">
            <text:p>8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O7]-[.AP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BC7];[.AW7];[.AQ7];[.AK7];[.AE7];[.Y7];[.S7];[.M7];[.G7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8]-[.F8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8]-[.L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8]-[.R8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8]-[.X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8]-[.AD8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I8]-[.AJ8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8"/>
          <table:table-cell table:formula="of:=SUM([.BC8];[.AW8];[.AQ8];[.AK8];[.AE8];[.Y8];[.S8];[.M8];[.G8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9]-[.F9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9]-[.L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9]-[.R9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9]-[.X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9]-[.AD9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9]-[.AJ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  <table:table-cell table:formula="of:=SUM([.BC9];[.AW9];[.AQ9];[.AK9];[.AE9];[.Y9];[.S9];[.M9];[.G9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0]-[.F10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0]-[.L1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0]-[.R10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0]-[.X1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10]-[.AD10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I10]-[.AJ10]+1" office:value-type="float" office:value="8" calcext:value-type="float">
            <text:p>8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O10]-[.AP1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BC10];[.AW10];[.AQ10];[.AK10];[.AE10];[.Y10];[.S10];[.M10];[.G10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1]-[.F11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1]-[.L1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1]-[.R11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1]-[.X1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11]-[.AD11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I11]-[.AJ11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8"/>
          <table:table-cell table:formula="of:=SUM([.BC11];[.AW11];[.AQ11];[.AK11];[.AE11];[.Y11];[.S11];[.M11];[.G11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2]-[.F12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2]-[.L1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2]-[.R12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2]-[.X1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12]-[.AD12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12]-[.AJ1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  <table:table-cell table:formula="of:=SUM([.BC12];[.AW12];[.AQ12];[.AK12];[.AE12];[.Y12];[.S12];[.M12];[.G12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3]-[.F13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K13]-[.L13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ond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Q13]-[.R13]+1" office:value-type="float" office:value="4" calcext:value-type="float">
            <text:p>4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W13]-[.X13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AC13]-[.AD1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I13]-[.AJ13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O13]-[.AP13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U13]-[.AV1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6"/>
          <table:table-cell table:formula="of:=SUM([.BC13];[.AW13];[.AQ13];[.AK13];[.AE13];[.Y13];[.S13];[.M13];[.G13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4]-[.F14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K14]-[.L14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ond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Q14]-[.R14]+1" office:value-type="float" office:value="4" calcext:value-type="float">
            <text:p>4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W14]-[.X14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AC14]-[.AD14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I14]-[.AJ14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E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AO14]-[.AP14]+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mm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U14]-[.AV14]+1" office:value-type="float" office:value="7" calcext:value-type="float">
            <text:p>7</text:p>
          </table:table-cell>
          <table:table-cell/>
          <table:table-cell office:value-type="string" calcext:value-type="string">
            <text:p>range</text:p>
          </table:table-cell>
          <table:table-cell table:number-columns-repeated="6"/>
          <table:table-cell table:formula="of:=SUM([.BC14];[.AW14];[.AQ14];[.AK14];[.AE14];[.Y14];[.S14];[.M14];[.G14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5]-[.F15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5]-[.L1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5]-[.R15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5]-[.X1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15]-[.AD15]+1" office:value-type="float" office:value="9" calcext:value-type="float">
            <text:p>9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15]-[.AJ1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  <table:table-cell table:formula="of:=SUM([.BC15];[.AW15];[.AQ15];[.AK15];[.AE15];[.Y15];[.S15];[.M15];[.G15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6]-[.F16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6]-[.L1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6]-[.R16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6]-[.X1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16]-[.AD16]+1" office:value-type="float" office:value="9" calcext:value-type="float">
            <text:p>9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16]-[.AJ1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  <table:table-cell table:formula="of:=SUM([.BC16];[.AW16];[.AQ16];[.AK16];[.AE16];[.Y16];[.S16];[.M16];[.G16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7]-[.F17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7]-[.L1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7]-[.R17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7]-[.X1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17]-[.AD17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I17]-[.AJ17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O17]-[.AP1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BC17];[.AW17];[.AQ17];[.AK17];[.AE17];[.Y17];[.S17];[.M17];[.G17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4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8]-[.F18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8]-[.L1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8]-[.R18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8]-[.X1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simm1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AC18]-[.AD18]+1" office:value-type="float" office:value="14" calcext:value-type="float">
            <text:p>14</text:p>
          </table:table-cell>
          <table:table-cell/>
          <table:table-cell office:value-type="string" calcext:value-type="string">
            <text:p>range</text:p>
          </table:table-cell>
          <table:table-cell table:number-columns-repeated="24"/>
          <table:table-cell table:formula="of:=SUM([.BC18];[.AW18];[.AQ18];[.AK18];[.AE18];[.Y18];[.S18];[.M18];[.G18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4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9]-[.F19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9]-[.L19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9]-[.R19]+1" office:value-type="float" office:value="6" calcext:value-type="float">
            <text:p>6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9]-[.X19]+1" office:value-type="float" office:value="5" calcext:value-type="float">
            <text:p>5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AC19]-[.AD19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table:number-columns-repeated="24"/>
          <table:table-cell table:formula="of:=SUM([.BC19];[.AW19];[.AQ19];[.AK19];[.AE19];[.Y19];[.S19];[.M19];[.G19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4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0]-[.F20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0]-[.L20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0]-[.R20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0]-[.X2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0]-[.AD20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I20]-[.AJ20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O20]-[.AP2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BC20];[.AW20];[.AQ20];[.AK20];[.AE20];[.Y20];[.S20];[.M20];[.G20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4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1]-[.F21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1]-[.L21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1]-[.R21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1]-[.X2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1]-[.AD21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I21]-[.AJ21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8"/>
          <table:table-cell table:formula="of:=SUM([.BC21];[.AW21];[.AQ21];[.AK21];[.AE21];[.Y21];[.S21];[.M21];[.G21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4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2]-[.F22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2]-[.L2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2]-[.R22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2]-[.X22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22]-[.AD22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22]-[.AJ2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  <table:table-cell table:formula="of:=SUM([.BC22];[.AW22];[.AQ22];[.AK22];[.AE22];[.Y22];[.S22];[.M22];[.G22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4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3]-[.F23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3]-[.L23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3]-[.R23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3]-[.X2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23]-[.AD23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23]-[.AJ2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  <table:table-cell table:formula="of:=SUM([.BC23];[.AW23];[.AQ23];[.AK23];[.AE23];[.Y23];[.S23];[.M23];[.G23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4]-[.F24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4]-[.L24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4]-[.R24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4]-[.X24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4]-[.AD24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I24]-[.AJ24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AO24]-[.AP24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U24]-[.AV24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6"/>
          <table:table-cell table:formula="of:=SUM([.BC24];[.AW24];[.AQ24];[.AK24];[.AE24];[.Y24];[.S24];[.M24];[.G24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5]-[.F25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5]-[.L2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5]-[.R25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5]-[.X2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5]-[.AD25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AI25]-[.AJ25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O25]-[.AP25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U25]-[.AV25]+1" office:value-type="float" office:value="6" calcext:value-type="float">
            <text:p>6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6"/>
          <table:table-cell table:formula="of:=SUM([.BC25];[.AW25];[.AQ25];[.AK25];[.AE25];[.Y25];[.S25];[.M25];[.G25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6]-[.F26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6]-[.L2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6]-[.R26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6]-[.X2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6]-[.AD26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AI26]-[.AJ26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O26]-[.AP26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U26]-[.AV26]+1" office:value-type="float" office:value="6" calcext:value-type="float">
            <text:p>6</text:p>
          </table:table-cell>
          <table:table-cell/>
          <table:table-cell office:value-type="string" calcext:value-type="string">
            <text:p>range</text:p>
          </table:table-cell>
          <table:table-cell table:number-columns-repeated="6"/>
          <table:table-cell table:formula="of:=SUM([.BC26];[.AW26];[.AQ26];[.AK26];[.AE26];[.Y26];[.S26];[.M26];[.G26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7]-[.F27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7]-[.L2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7]-[.R27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7]-[.X2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7]-[.AD27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AI27]-[.AJ27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typ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AO27]-[.AP27]+1" office:value-type="float" office:value="3" calcext:value-type="float">
            <text:p>3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ajitx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U27]-[.AV27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A27]-[.BB2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formula="of:=SUM([.BC27];[.AW27];[.AQ27];[.AK27];[.AE27];[.Y27];[.S27];[.M27];[.G27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8]-[.F28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8]-[.L2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8]-[.R28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8]-[.X2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8]-[.AD28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AI28]-[.AJ28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typ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AO28]-[.AP28]+1" office:value-type="float" office:value="3" calcext:value-type="float">
            <text:p>3</text:p>
          </table:table-cell>
          <table:table-cell/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U28]-[.AV28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A28]-[.BB2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formula="of:=SUM([.BC28];[.AW28];[.AQ28];[.AK28];[.AE28];[.Y28];[.S28];[.M28];[.G28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9]-[.F29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9]-[.L2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9]-[.R29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9]-[.X2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9]-[.AD29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AI29]-[.AJ29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typ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AO29]-[.AP29]+1" office:value-type="float" office:value="3" calcext:value-type="float">
            <text:p>3</text:p>
          </table:table-cell>
          <table:table-cell/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U29]-[.AV29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A29]-[.BB2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formula="of:=SUM([.BC29];[.AW29];[.AQ29];[.AK29];[.AE29];[.Y29];[.S29];[.M29];[.G29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0]-[.F30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0]-[.L3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0]-[.R30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0]-[.X3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0]-[.AD30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I30]-[.AJ30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O30]-[.AP3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BC30];[.AW30];[.AQ30];[.AK30];[.AE30];[.Y30];[.S30];[.M30];[.G30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1]-[.F31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1]-[.L3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1]-[.R31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1]-[.X3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1]-[.AD31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AI31]-[.AJ31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O31]-[.AP31]+1" office:value-type="float" office:value="8" calcext:value-type="float">
            <text:p>8</text:p>
          </table:table-cell>
          <table:table-cell/>
          <table:table-cell office:value-type="string" calcext:value-type="string">
            <text:p>range</text:p>
          </table:table-cell>
          <table:table-cell table:number-columns-repeated="12"/>
          <table:table-cell table:formula="of:=SUM([.BC31];[.AW31];[.AQ31];[.AK31];[.AE31];[.Y31];[.S31];[.M31];[.G31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2]-[.F32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2]-[.L3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2]-[.R32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2]-[.X32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32]-[.AD32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32]-[.AJ3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  <table:table-cell table:formula="of:=SUM([.BC32];[.AW32];[.AQ32];[.AK32];[.AE32];[.Y32];[.S32];[.M32];[.G32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BC33];[.AW33];[.AQ33];[.AK33];[.AE33];[.Y33];[.S33];[.M33];[.G33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I34]-[.AJ34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8"/>
          <table:table-cell table:formula="of:=SUM([.BC34];[.AW34];[.AQ34];[.AK34];[.AE34];[.Y34];[.S34];[.M34];[.G34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6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5]-[.F35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5]-[.L3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5]-[.R35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5]-[.X3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5]-[.AD35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I35]-[.AJ35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O35]-[.AP3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BC35];[.AW35];[.AQ35];[.AK35];[.AE35];[.Y35];[.S35];[.M35];[.G35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6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6]-[.F36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6]-[.L3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6]-[.R36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6]-[.X3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6]-[.AD36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I36]-[.AJ36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8"/>
          <table:table-cell table:formula="of:=SUM([.BC36];[.AW36];[.AQ36];[.AK36];[.AE36];[.Y36];[.S36];[.M36];[.G36])" office:value-type="float" office:value="32" calcext:value-type="float">
            <text:p>32</text:p>
          </table:table-cell>
        </table:table-row>
      </table:table>
      <table:table table:name="Insn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1"/>
        <table:table-column table:style-name="co1" table:number-columns-repeated="3" table:default-cell-style-name="ce23"/>
        <table:table-column table:style-name="co1" table:default-cell-style-name="Default"/>
        <table:table-column table:style-name="co1" table:number-columns-repeated="2" table:default-cell-style-name="ce27"/>
        <table:table-column table:style-name="co1" table:number-columns-repeated="6" table:default-cell-style-name="ce21"/>
        <table:table-column table:style-name="co1" table:default-cell-style-name="ce27"/>
        <table:table-column table:style-name="co1" table:number-columns-repeated="2" table:default-cell-style-name="ce32"/>
        <table:table-column table:style-name="co1" table:number-columns-repeated="5" table:default-cell-style-name="Default"/>
        <table:table-row table:style-name="ro4">
          <table:table-cell table:style-name="ce19" office:value-type="string" calcext:value-type="string">
            <text:p>Opcode</text:p>
          </table:table-cell>
          <table:table-cell table:style-name="ce19" office:value-type="string" calcext:value-type="string">
            <text:p>Format type</text:p>
          </table:table-cell>
          <table:table-cell table:style-name="ce19" office:value-type="string" calcext:value-type="string">
            <text:p>Format Value</text:p>
          </table:table-cell>
          <table:table-cell table:style-name="ce19" office:value-type="string" calcext:value-type="string">
            <text:p>Other field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Operation</text:p>
          </table:table-cell>
          <table:table-cell table:style-name="ce26" office:value-type="string" calcext:value-type="string">
            <text:p>Sparc V8 Manual main description page</text:p>
          </table:table-cell>
          <table:table-cell table:style-name="ce26" office:value-type="string" calcext:value-type="string">
            <text:p>Sparc V8 Manual main description Chapter reference</text:p>
          </table:table-cell>
          <table:table-cell table:style-name="ce19" office:value-type="string" calcext:value-type="string">
            <text:p>Insn Category</text:p>
          </table:table-cell>
          <table:table-cell table:style-name="ce19" office:value-type="string" calcext:value-type="string">
            <text:p>Insn Category Index</text:p>
          </table:table-cell>
          <table:table-cell table:style-name="ce19" office:value-type="string" calcext:value-type="string">
            <text:p>Format Index</text:p>
          </table:table-cell>
          <table:table-cell table:style-name="ce29" office:value-type="string" calcext:value-type="string">
            <text:p>Processing Status</text:p>
          </table:table-cell>
          <table:table-cell table:style-name="ce29" office:value-type="string" calcext:value-type="string">
            <text:p>Privilege</text:p>
          </table:table-cell>
          <table:table-cell table:style-name="ce19" office:value-type="string" calcext:value-type="string">
            <text:p>Notes</text:p>
          </table:table-cell>
          <table:table-cell table:style-name="ce26" office:value-type="string" calcext:value-type="string">
            <text:p>Register Type, if any</text:p>
          </table:table-cell>
          <table:table-cell table:style-name="ce19" office:value-type="string" calcext:value-type="string">
            <text:p>ASM Rator Syntax</text:p>
          </table:table-cell>
          <table:table-cell table:style-name="ce19" office:value-type="string" calcext:value-type="string">
            <text:p>Num Args</text:p>
          </table:table-cell>
          <table:table-cell table:style-name="ce34" office:value-type="string" calcext:value-type="string">
            <text:p>ASM Arg 1</text:p>
          </table:table-cell>
          <table:table-cell table:style-name="ce34" office:value-type="string" calcext:value-type="string">
            <text:p>ASM Arg 2</text:p>
          </table:table-cell>
          <table:table-cell table:style-name="ce34" office:value-type="string" calcext:value-type="string">
            <text:p>ASM Arg 3</text:p>
          </table:table-cell>
          <table:table-cell table:style-name="ce34" office:value-type="string" calcext:value-type="string">
            <text:p>ASM Arg 4</text:p>
          </table:table-cell>
          <table:table-cell table:style-name="ce34"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B</text:p>
          </table:table-cell>
          <table:table-cell office:value-type="string" calcext:value-type="string">
            <text:p>op3</text:p>
          </table:table-cell>
          <table:table-cell office:value-type="float" office:value="1001" calcext:value-type="float">
            <text:p>001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H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UB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UH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D</text:p>
          </table:table-cell>
          <table:table-cell office:value-type="string" calcext:value-type="string">
            <text:p>op3</text:p>
          </table:table-cell>
          <table:table-cell office:value-type="float" office:value="11" calcext:value-type="float">
            <text:p>0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BA</text:p>
          </table:table-cell>
          <table:table-cell office:value-type="string" calcext:value-type="string">
            <text:p>op3</text:p>
          </table:table-cell>
          <table:table-cell office:value-type="float" office:value="11001" calcext:value-type="float">
            <text:p>011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8])" office:value-type="string" office:string-value="ldsba" calcext:value-type="string">
            <text:p>lds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HA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9])" office:value-type="string" office:string-value="ldsha" calcext:value-type="string">
            <text:p>lds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UBA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Un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0])" office:value-type="string" office:string-value="lduba" calcext:value-type="string">
            <text:p>ldu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UHA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Un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1])" office:value-type="string" office:string-value="lduha" calcext:value-type="string">
            <text:p>ldu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A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2])" office:value-type="string" office:string-value="lda" calcext:value-type="string">
            <text:p>l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DA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Double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3])" office:value-type="string" office:string-value="ldda" calcext:value-type="string">
            <text:p>ld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F</text:p>
          </table:table-cell>
          <table:table-cell office:value-type="string" calcext:value-type="string">
            <text:p>op3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DF</text:p>
          </table:table-cell>
          <table:table-cell office:value-type="string" calcext:value-type="string">
            <text:p>op3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Double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FSR</text:p>
          </table:table-cell>
          <table:table-cell office:value-type="string" calcext:value-type="string">
            <text:p>op3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Floating-point State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f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C</text:p>
          </table:table-cell>
          <table:table-cell office:value-type="string" calcext:value-type="string">
            <text:p>op3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DC</text:p>
          </table:table-cell>
          <table:table-cell office:value-type="string" calcext:value-type="string">
            <text:p>op3</text:p>
          </table:table-cell>
          <table:table-cell office:value-type="float" office:value="110011" calcext:value-type="float">
            <text:p>1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CSR </text:p>
          </table:table-cell>
          <table:table-cell office:value-type="string" calcext:value-type="string">
            <text:p>op3</text:p>
          </table:table-cell>
          <table:table-cell office:value-type="float" office:value="110001" calcext:value-type="float">
            <text:p>11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B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0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H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1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2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3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BA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Byte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n</text:p>
          </table:table-cell>
          <table:table-cell table:formula="of:=LOWER([.A24])" office:value-type="string" office:string-value="stba" calcext:value-type="string">
            <text:p>st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HA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Half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n</text:p>
          </table:table-cell>
          <table:table-cell table:formula="of:=LOWER([.A25])" office:value-type="string" office:string-value="stha" calcext:value-type="string">
            <text:p>sth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A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n</text:p>
          </table:table-cell>
          <table:table-cell table:formula="of:=LOWER([.A26])" office:value-type="string" office:string-value="sta" calcext:value-type="string">
            <text:p>s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A 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Double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n</text:p>
          </table:table-cell>
          <table:table-cell table:formula="of:=LOWER([.A27])" office:value-type="string" office:string-value="stda " calcext:value-type="string">
            <text:p>st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F</text:p>
          </table:table-cell>
          <table:table-cell office:value-type="string" calcext:value-type="string">
            <text:p>op3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r</text:p>
          </table:table-cell>
          <table:table-cell table:formula="of:=LOWER([.A28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F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Doubl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r</text:p>
          </table:table-cell>
          <table:table-cell table:formula="of:=LOWER([.A29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FSR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Floating-point State Register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r</text:p>
          </table:table-cell>
          <table:table-cell table:formula="of:=LOWER([.A30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FQ 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r</text:p>
          </table:table-cell>
          <table:table-cell table:formula="of:=LOWER([.A31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C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r</text:p>
          </table:table-cell>
          <table:table-cell table:formula="of:=LOWER([.A32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C</text:p>
          </table:table-cell>
          <table:table-cell office:value-type="string" calcext:value-type="string">
            <text:p>op3</text:p>
          </table:table-cell>
          <table:table-cell office:value-type="float" office:value="110111" calcext:value-type="float">
            <text:p>11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r</text:p>
          </table:table-cell>
          <table:table-cell table:formula="of:=LOWER([.A33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CSR</text:p>
          </table:table-cell>
          <table:table-cell office:value-type="string" calcext:value-type="string">
            <text:p>op3</text:p>
          </table:table-cell>
          <table:table-cell office:value-type="float" office:value="110101" calcext:value-type="float">
            <text:p>11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r</text:p>
          </table:table-cell>
          <table:table-cell table:formula="of:=LOWER([.A34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CQ</text:p>
          </table:table-cell>
          <table:table-cell office:value-type="string" calcext:value-type="string">
            <text:p>op3</text:p>
          </table:table-cell>
          <table:table-cell office:value-type="float" office:value="110110" calcext:value-type="float">
            <text:p>11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r</text:p>
          </table:table-cell>
          <table:table-cell table:formula="of:=LOWER([.A35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TUB</text:p>
          </table:table-cell>
          <table:table-cell office:value-type="string" calcext:value-type="string">
            <text:p>op3</text:p>
          </table:table-cell>
          <table:table-cell office:value-type="float" office:value="1101" calcext:value-type="float">
            <text:p>00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6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TUBA </text:p>
          </table:table-cell>
          <table:table-cell office:value-type="string" calcext:value-type="string">
            <text:p>op3</text:p>
          </table:table-cell>
          <table:table-cell office:value-type="float" office:value="11101" calcext:value-type="float">
            <text:p>01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tomic Load-Store Unsigned Byte into Alternate spa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n</text:p>
          </table:table-cell>
          <table:table-cell table:formula="of:=LOWER([.A37])" office:value-type="string" office:string-value="ldstuba " calcext:value-type="string">
            <text:p>ldstub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WAP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WAP register with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r</text:p>
          </table:table-cell>
          <table:table-cell table:formula="of:=LOWER([.A38])" office:value-type="string" office:string-value="swap" calcext:value-type="string">
            <text:p>sw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WAPA 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WAP register with Alternate space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n</text:p>
          </table:table-cell>
          <table:table-cell table:formula="of:=LOWER([.A39])" office:value-type="string" office:string-value="swapa " calcext:value-type="string">
            <text:p>swap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ETHI</text:p>
          </table:table-cell>
          <table:table-cell office:value-type="string" calcext:value-type="string">
            <text:p>op2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number-columns-repeated="2"/>
          <table:table-cell office:value-type="string" calcext:value-type="string">
            <text:p>Set High-Order 22 bit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2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const22, %hi (value)</text:p>
          </table:table-cell>
          <table:table-cell office:value-type="string" calcext:value-type="string">
            <text:p>nr</text:p>
          </table:table-cell>
          <table:table-cell table:formula="of:=LOWER([.A40])" office:value-type="string" office:string-value="sethi" calcext:value-type="string">
            <text:p>set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22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NOP</text:p>
          </table:table-cell>
          <table:table-cell office:value-type="string" calcext:value-type="string">
            <text:p>op2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number-columns-repeated="2"/>
          <table:table-cell office:value-type="string" calcext:value-type="string">
            <text:p>No Operation, argument is ignored.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23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pecial case of SETHI with rd = 0 and imm22=0</text:p>
          </table:table-cell>
          <table:table-cell office:value-type="string" calcext:value-type="string">
            <text:p>n</text:p>
          </table:table-cell>
          <table:table-cell table:formula="of:=LOWER([.A41])" office:value-type="string" office:string-value="nop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2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cc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3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N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4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Ncc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5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6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cc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7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8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cc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9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</text:p>
          </table:table-cell>
          <table:table-cell office:value-type="string" calcext:value-type="string">
            <text:p>op3</text:p>
          </table:table-cell>
          <table:table-cell office:value-type="float" office:value="11" calcext:value-type="float">
            <text:p>0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0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cc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1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2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cc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3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LL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4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L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5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A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6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7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cc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8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X</text:p>
          </table:table-cell>
          <table:table-cell office:value-type="string" calcext:value-type="string">
            <text:p>op3</text:p>
          </table:table-cell>
          <table:table-cell office:value-type="float" office:value="1000" calcext:value-type="float">
            <text:p>001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9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Xcc</text:p>
          </table:table-cell>
          <table:table-cell office:value-type="string" calcext:value-type="string">
            <text:p>op3</text:p>
          </table:table-cell>
          <table:table-cell office:value-type="float" office:value="11000" calcext:value-type="float">
            <text:p>011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0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ADDcc</text:p>
          </table:table-cell>
          <table:table-cell office:value-type="string" calcext:value-type="string">
            <text:p>op3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1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ADDccTV</text:p>
          </table:table-cell>
          <table:table-cell office:value-type="string" calcext:value-type="string">
            <text:p>op3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2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3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cc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4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X</text:p>
          </table:table-cell>
          <table:table-cell office:value-type="string" calcext:value-type="string">
            <text:p>op3</text:p>
          </table:table-cell>
          <table:table-cell office:value-type="float" office:value="1100" calcext:value-type="float">
            <text:p>001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5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Xcc</text:p>
          </table:table-cell>
          <table:table-cell office:value-type="string" calcext:value-type="string">
            <text:p>op3</text:p>
          </table:table-cell>
          <table:table-cell office:value-type="float" office:value="11100" calcext:value-type="float">
            <text:p>011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6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SUBcc</text:p>
          </table:table-cell>
          <table:table-cell office:value-type="string" calcext:value-type="string">
            <text:p>op3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7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SUBccTV</text:p>
          </table:table-cell>
          <table:table-cell office:value-type="string" calcext:value-type="string">
            <text:p>op3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8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MULScc</text:p>
          </table:table-cell>
          <table:table-cell office:value-type="string" calcext:value-type="string">
            <text:p>op3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9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0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1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cc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2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cc</text:p>
          </table:table-cell>
          <table:table-cell office:value-type="string" calcext:value-type="string">
            <text:p>op3</text:p>
          </table:table-cell>
          <table:table-cell office:value-type="float" office:value="11011" calcext:value-type="float">
            <text:p>01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3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</text:p>
          </table:table-cell>
          <table:table-cell office:value-type="string" calcext:value-type="string">
            <text:p>op3</text:p>
          </table:table-cell>
          <table:table-cell office:value-type="float" office:value="1110" calcext:value-type="float">
            <text:p>0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4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5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cc</text:p>
          </table:table-cell>
          <table:table-cell office:value-type="string" calcext:value-type="string">
            <text:p>op3</text:p>
          </table:table-cell>
          <table:table-cell office:value-type="float" office:value="11110" calcext:value-type="float">
            <text:p>0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6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cc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7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AVE</text:p>
          </table:table-cell>
          <table:table-cell office:value-type="string" calcext:value-type="string">
            <text:p>op3</text:p>
          </table:table-cell>
          <table:table-cell office:value-type="float" office:value="111100" calcext:value-type="float">
            <text:p>111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8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ESTORE</text:p>
          </table:table-cell>
          <table:table-cell office:value-type="string" calcext:value-type="string">
            <text:p>op3</text:p>
          </table:table-cell>
          <table:table-cell office:value-type="float" office:value="111101" calcext:value-type="float">
            <text:p>11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9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A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80])" office:value-type="string" office:string-value="ba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N</text:p>
          </table:table-cell>
          <table:table-cell office:value-type="string" calcext:value-type="string">
            <text:p>op2</text:p>
          </table:table-cell>
          <table:table-cell table:style-name="ce24" office:value-type="float" office:value="0" calcext:value-type="float">
            <text:p>00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LOWER([.A81])" office:value-type="string" office:string-value="bn" calcext:value-type="string">
            <text:p>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NE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01" calcext:value-type="float">
            <text:p>10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LOWER([.A82])" office:value-type="string" office:string-value="bne" calcext:value-type="string">
            <text:p>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E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" calcext:value-type="float">
            <text:p>00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LOWER([.A83])" office:value-type="string" office:string-value="be" calcext:value-type="string">
            <text:p>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G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10" calcext:value-type="float">
            <text:p>10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LOWER([.A84])" office:value-type="string" office:string-value="b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LE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" calcext:value-type="float">
            <text:p>00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LOWER([.A85])" office:value-type="string" office:string-value="ble" calcext:value-type="string">
            <text:p>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GE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11" calcext:value-type="float">
            <text:p>10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LOWER([.A86])" office:value-type="string" office:string-value="bge" calcext:value-type="string">
            <text:p>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L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" calcext:value-type="float">
            <text:p>00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LOWER([.A87])" office:value-type="string" office:string-value="bl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GU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00" calcext:value-type="float">
            <text:p>11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LOWER([.A88])" office:value-type="string" office:string-value="bgu" calcext:value-type="string">
            <text:p>bg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LEU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0" calcext:value-type="float">
            <text:p>01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LOWER([.A89])" office:value-type="string" office:string-value="bleu" calcext:value-type="string">
            <text:p>bl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CC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01" calcext:value-type="float">
            <text:p>11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LOWER([.A90])" office:value-type="string" office:string-value="bcc" calcext:value-type="string">
            <text:p>b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CS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1" calcext:value-type="float">
            <text:p>01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LOWER([.A91])" office:value-type="string" office:string-value="bcs" calcext:value-type="string">
            <text:p>b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POS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10" calcext:value-type="float">
            <text:p>11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LOWER([.A92])" office:value-type="string" office:string-value="bpos" calcext:value-type="string">
            <text:p>b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NEG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0" calcext:value-type="float">
            <text:p>01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LOWER([.A93])" office:value-type="string" office:string-value="bneg" calcext:value-type="string">
            <text:p>bn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VC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11" calcext:value-type="float">
            <text:p>11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LOWER([.A94])" office:value-type="string" office:string-value="bvc" calcext:value-type="string">
            <text:p>b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VS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1" calcext:value-type="float">
            <text:p>01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LOWER([.A95])" office:value-type="string" office:string-value="bvs" calcext:value-type="string">
            <text:p>bv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A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96])" office:value-type="string" office:string-value="fba" calcext:value-type="string">
            <text:p>f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N</text:p>
          </table:table-cell>
          <table:table-cell office:value-type="string" calcext:value-type="string">
            <text:p>op2</text:p>
          </table:table-cell>
          <table:table-cell table:style-name="ce24" office:value-type="float" office:value="0" calcext:value-type="float">
            <text:p>00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LOWER([.A97])" office:value-type="string" office:string-value="fbn" calcext:value-type="string">
            <text:p>f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1" calcext:value-type="float">
            <text:p>01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LOWER([.A98])" office:value-type="string" office:string-value="fbu" calcext:value-type="string">
            <text:p>fb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G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0" calcext:value-type="float">
            <text:p>01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LOWER([.A99])" office:value-type="string" office:string-value="fbg" calcext:value-type="string">
            <text:p>f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G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1" calcext:value-type="float">
            <text:p>01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LOWER([.A100])" office:value-type="string" office:string-value="fbug" calcext:value-type="string">
            <text:p>f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L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0" calcext:value-type="float">
            <text:p>01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LOWER([.A101])" office:value-type="string" office:string-value="fbl" calcext:value-type="string">
            <text:p>f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L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" calcext:value-type="float">
            <text:p>00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LOWER([.A102])" office:value-type="string" office:string-value="fbul" calcext:value-type="string">
            <text:p>fb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LG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" calcext:value-type="float">
            <text:p>00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LOWER([.A103])" office:value-type="string" office:string-value="fblg" calcext:value-type="string">
            <text:p>fbl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NE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" calcext:value-type="float">
            <text:p>00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LOWER([.A104])" office:value-type="string" office:string-value="fbne" calcext:value-type="string">
            <text:p>f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E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01" calcext:value-type="float">
            <text:p>10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LOWER([.A105])" office:value-type="string" office:string-value="fbe" calcext:value-type="string">
            <text:p>f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E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10" calcext:value-type="float">
            <text:p>10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LOWER([.A106])" office:value-type="string" office:string-value="fbue" calcext:value-type="string">
            <text:p>fb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GE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11" calcext:value-type="float">
            <text:p>10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LOWER([.A107])" office:value-type="string" office:string-value="fbge" calcext:value-type="string">
            <text:p>f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GE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00" calcext:value-type="float">
            <text:p>11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08])" office:value-type="string" office:string-value="fbuge" calcext:value-type="string">
            <text:p>fb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LE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01" calcext:value-type="float">
            <text:p>11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09])" office:value-type="string" office:string-value="fble" calcext:value-type="string">
            <text:p>f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LE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10" calcext:value-type="float">
            <text:p>11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10])" office:value-type="string" office:string-value="fbule" calcext:value-type="string">
            <text:p>fb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O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11" calcext:value-type="float">
            <text:p>11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11])" office:value-type="string" office:string-value="fbo" calcext:value-type="string">
            <text:p>f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A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12])" office:value-type="string" office:string-value="cba" calcext:value-type="string">
            <text:p>c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N</text:p>
          </table:table-cell>
          <table:table-cell office:value-type="string" calcext:value-type="string">
            <text:p>op2</text:p>
          </table:table-cell>
          <table:table-cell table:style-name="ce24" office:value-type="float" office:value="0" calcext:value-type="float">
            <text:p>00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13])" office:value-type="string" office:string-value="cbn" calcext:value-type="string">
            <text:p>c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3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1" calcext:value-type="float">
            <text:p>01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14])" office:value-type="string" office:string-value="cb3" calcext:value-type="string">
            <text:p>c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2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0" calcext:value-type="float">
            <text:p>01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15])" office:value-type="string" office:string-value="cb2" calcext:value-type="string">
            <text:p>c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23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1" calcext:value-type="float">
            <text:p>01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16])" office:value-type="string" office:string-value="cb23" calcext:value-type="string">
            <text:p>cb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1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0" calcext:value-type="float">
            <text:p>01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17])" office:value-type="string" office:string-value="cb1" calcext:value-type="string">
            <text:p>c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13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" calcext:value-type="float">
            <text:p>00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18])" office:value-type="string" office:string-value="cb13" calcext:value-type="string">
            <text:p>cb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12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" calcext:value-type="float">
            <text:p>00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19])" office:value-type="string" office:string-value="cb12" calcext:value-type="string">
            <text:p>cb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123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" calcext:value-type="float">
            <text:p>00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20])" office:value-type="string" office:string-value="cb123" calcext:value-type="string">
            <text:p>cb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01" calcext:value-type="float">
            <text:p>10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21])" office:value-type="string" office:string-value="cb0" calcext:value-type="string">
            <text:p>cb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3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10" calcext:value-type="float">
            <text:p>10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22])" office:value-type="string" office:string-value="cb03" calcext:value-type="string">
            <text:p>cb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2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11" calcext:value-type="float">
            <text:p>10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23])" office:value-type="string" office:string-value="cb02" calcext:value-type="string">
            <text:p>cb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23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00" calcext:value-type="float">
            <text:p>11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24])" office:value-type="string" office:string-value="cb023" calcext:value-type="string">
            <text:p>cb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1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01" calcext:value-type="float">
            <text:p>11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25])" office:value-type="string" office:string-value="cb01" calcext:value-type="string">
            <text:p>c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13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10" calcext:value-type="float">
            <text:p>11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26])" office:value-type="string" office:string-value="cb013" calcext:value-type="string">
            <text:p>cb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12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11" calcext:value-type="float">
            <text:p>11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0" calcext:value-type="float">
            <text:p>0000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LOWER([.A127])" office:value-type="string" office:string-value="cb012" calcext:value-type="string">
            <text:p>cb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ALL</text:p>
          </table:table-cell>
          <table:table-cell office:value-type="string" calcext:value-type="string">
            <text:p>op</text:p>
          </table:table-cell>
          <table:table-cell table:style-name="ce25" office:value-type="float" office:value="1" calcext:value-type="float">
            <text:p>01</text:p>
          </table:table-cell>
          <table:table-cell table:style-name="ce25" table:number-columns-repeated="2"/>
          <table:table-cell office:value-type="string" calcext:value-type="string">
            <text:p>Call and Link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LOWER([.A128])" office:value-type="string" office:string-value="call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30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JMPL</text:p>
          </table:table-cell>
          <table:table-cell office:value-type="string" calcext:value-type="string">
            <text:p>op3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29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ETT</text:p>
          </table:table-cell>
          <table:table-cell office:value-type="string" calcext:value-type="string">
            <text:p>op3</text:p>
          </table:table-cell>
          <table:table-cell office:value-type="float" office:value="111001" calcext:value-type="float">
            <text:p>111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0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A</text:p>
          </table:table-cell>
          <table:table-cell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1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N</text:p>
          </table:table-cell>
          <table:table-cell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</text:p>
          </table:table-cell>
          <table:table-cell table:formula="of:=LOWER([.A132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NE</text:p>
          </table:table-cell>
          <table:table-cell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3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E</text:p>
          </table:table-cell>
          <table:table-cell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4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G</text:p>
          </table:table-cell>
          <table:table-cell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5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LE</text:p>
          </table:table-cell>
          <table:table-cell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6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GE</text:p>
          </table:table-cell>
          <table:table-cell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7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L</text:p>
          </table:table-cell>
          <table:table-cell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8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GU</text:p>
          </table:table-cell>
          <table:table-cell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9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LEU</text:p>
          </table:table-cell>
          <table:table-cell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40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CC</text:p>
          </table:table-cell>
          <table:table-cell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41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CS</text:p>
          </table:table-cell>
          <table:table-cell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42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POS</text:p>
          </table:table-cell>
          <table:table-cell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43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NEG</text:p>
          </table:table-cell>
          <table:table-cell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44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VC</text:p>
          </table:table-cell>
          <table:table-cell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45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VS</text:p>
          </table:table-cell>
          <table:table-cell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46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DY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01000" calcext:value-type="float">
            <text:p>101000</text:p>
          </table:table-cell>
          <table:table-cell table:number-columns-repeated="2"/>
          <table:table-cell office:value-type="string" calcext:value-type="string">
            <text:p>Read Y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1=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y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DASR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01000" calcext:value-type="float">
            <text:p>101000</text:p>
          </table:table-cell>
          <table:table-cell table:number-columns-repeated="2"/>
          <table:table-cell office:value-type="string" calcext:value-type="string">
            <text:p>Read Ancillary State Register (reserved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 = 1 … 15, causes undefined resul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DASR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01000" calcext:value-type="float">
            <text:p>101000</text:p>
          </table:table-cell>
          <table:table-cell table:number-columns-repeated="2"/>
          <table:table-cell office:value-type="string" calcext:value-type="string">
            <text:p>(implementation-dependent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bar = rdasr with rd=0 and rs1=1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DPSR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01001" calcext:value-type="float">
            <text:p>101001</text:p>
          </table:table-cell>
          <table:table-cell table:number-columns-repeated="2"/>
          <table:table-cell office:value-type="string" calcext:value-type="string">
            <text:p>Read Processor Stat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ps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DWIM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01010" calcext:value-type="float">
            <text:p>101010</text:p>
          </table:table-cell>
          <table:table-cell table:number-columns-repeated="2"/>
          <table:table-cell office:value-type="string" calcext:value-type="string">
            <text:p>Read Window Invalid Mask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wim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DTBR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01011" calcext:value-type="float">
            <text:p>101011</text:p>
          </table:table-cell>
          <table:table-cell table:number-columns-repeated="2"/>
          <table:table-cell office:value-type="string" calcext:value-type="string">
            <text:p>Read Trap Bas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tb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WRY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000" calcext:value-type="float">
            <text:p>110000</text:p>
          </table:table-cell>
          <table:table-cell table:number-columns-repeated="2"/>
          <table:table-cell office:value-type="string" calcext:value-type="string">
            <text:p>Write Y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d=0</text:p>
          </table:table-cell>
          <table:table-cell office:value-type="string" calcext:value-type="string">
            <text:p>rra</text:p>
          </table:table-cell>
          <table:table-cell table:formula="of:=LOWER([.A153])" office:value-type="string" office:string-value="wry" calcext:value-type="string">
            <text:p>w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y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WRASR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000" calcext:value-type="float">
            <text:p>110000</text:p>
          </table:table-cell>
          <table:table-cell table:number-columns-repeated="2"/>
          <table:table-cell office:value-type="string" calcext:value-type="string">
            <text:p>Write Ancillary State Register (reserved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 = 1 … 15, causes undefined results</text:p>
          </table:table-cell>
          <table:table-cell office:value-type="string" calcext:value-type="string">
            <text:p>rra</text:p>
          </table:table-cell>
          <table:table-cell table:formula="of:=LOWER([.A154])" office:value-type="string" office:string-value="wrasr" calcext:value-type="string">
            <text:p>wra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WRASR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000" calcext:value-type="float">
            <text:p>110000</text:p>
          </table:table-cell>
          <table:table-cell table:number-columns-repeated="2"/>
          <table:table-cell office:value-type="string" calcext:value-type="string">
            <text:p>(implementation-dependent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a</text:p>
          </table:table-cell>
          <table:table-cell table:formula="of:=LOWER([.A155])" office:value-type="string" office:string-value="wrasr" calcext:value-type="string">
            <text:p>wra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WRPSR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001" calcext:value-type="float">
            <text:p>110001</text:p>
          </table:table-cell>
          <table:table-cell table:number-columns-repeated="2"/>
          <table:table-cell office:value-type="string" calcext:value-type="string">
            <text:p>Write Processor Stat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rg</text:p>
          </table:table-cell>
          <table:table-cell table:formula="of:=LOWER([.A156])" office:value-type="string" office:string-value="wrpsr" calcext:value-type="string">
            <text:p>wrp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psr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WRWIM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010" calcext:value-type="float">
            <text:p>110010</text:p>
          </table:table-cell>
          <table:table-cell table:number-columns-repeated="2"/>
          <table:table-cell office:value-type="string" calcext:value-type="string">
            <text:p>Write Window Invalid Mask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rg</text:p>
          </table:table-cell>
          <table:table-cell table:formula="of:=LOWER([.A157])" office:value-type="string" office:string-value="wrwim" calcext:value-type="string">
            <text:p>wrwi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wim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WRTBR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011" calcext:value-type="float">
            <text:p>110011</text:p>
          </table:table-cell>
          <table:table-cell table:number-columns-repeated="2"/>
          <table:table-cell office:value-type="string" calcext:value-type="string">
            <text:p>Write Trap Bas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g</text:p>
          </table:table-cell>
          <table:table-cell table:formula="of:=LOWER([.A158])" office:value-type="string" office:string-value="wrtbr" calcext:value-type="string">
            <text:p>wrtb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tbr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BAR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01000" calcext:value-type="float">
            <text:p>101000</text:p>
          </table:table-cell>
          <table:table-cell table:number-columns-repeated="2"/>
          <table:table-cell office:value-type="string" calcext:value-type="string">
            <text:p>Store Barrie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LOWER([.A159])" office:value-type="string" office:string-value="stbar" calcext:value-type="string">
            <text:p>stba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NIMP</text:p>
          </table:table-cell>
          <table:table-cell office:value-type="string" calcext:value-type="string">
            <text:p>op2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nimplemente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3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p25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 table:formula="of:=LOWER([.A160])" office:value-type="string" office:string-value="unimp" calcext:value-type="string">
            <text:p>uni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LUSH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1011" calcext:value-type="float">
            <text:p>11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61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iTOs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1000100" calcext:value-type="float">
            <text:p>11000100</text:p>
          </table:table-cell>
          <table:table-cell office:value-type="string" calcext:value-type="string">
            <text:p>Convert Integer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2])" office:value-type="string" office:string-value="fitos" calcext:value-type="string">
            <text:p>fi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iTOd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1001000" calcext:value-type="float">
            <text:p>11001000</text:p>
          </table:table-cell>
          <table:table-cell office:value-type="string" calcext:value-type="string">
            <text:p>Convert Integer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3])" office:value-type="string" office:string-value="fitod" calcext:value-type="string">
            <text:p>fi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iTOq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1001100" calcext:value-type="float">
            <text:p>11001100</text:p>
          </table:table-cell>
          <table:table-cell office:value-type="string" calcext:value-type="string">
            <text:p>Convert Integer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4])" office:value-type="string" office:string-value="fitoq" calcext:value-type="string">
            <text:p>fi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TOi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1010001" calcext:value-type="float">
            <text:p>11010001</text:p>
          </table:table-cell>
          <table:table-cell office:value-type="string" calcext:value-type="string">
            <text:p>Convert Sing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5])" office:value-type="string" office:string-value="fstoi" calcext:value-type="string">
            <text:p>fs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dTOi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1010010" calcext:value-type="float">
            <text:p>11010010</text:p>
          </table:table-cell>
          <table:table-cell office:value-type="string" calcext:value-type="string">
            <text:p>Convert Doub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6])" office:value-type="string" office:string-value="fdtoi" calcext:value-type="string">
            <text:p>fd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qTOi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1010011" calcext:value-type="float">
            <text:p>11010011</text:p>
          </table:table-cell>
          <table:table-cell office:value-type="string" calcext:value-type="string">
            <text:p>Convert Quad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7])" office:value-type="string" office:string-value="fqtoi" calcext:value-type="string">
            <text:p>fq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TOd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1001001" calcext:value-type="float">
            <text:p>11001001</text:p>
          </table:table-cell>
          <table:table-cell office:value-type="string" calcext:value-type="string">
            <text:p>Convert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8])" office:value-type="string" office:string-value="fstod" calcext:value-type="string">
            <text:p>fs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TOq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1001101" calcext:value-type="float">
            <text:p>11001101</text:p>
          </table:table-cell>
          <table:table-cell office:value-type="string" calcext:value-type="string">
            <text:p>Convert Sing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9])" office:value-type="string" office:string-value="fstoq" calcext:value-type="string">
            <text:p>fs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dTOs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1000110" calcext:value-type="float">
            <text:p>11000110</text:p>
          </table:table-cell>
          <table:table-cell office:value-type="string" calcext:value-type="string">
            <text:p>Convert Double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0])" office:value-type="string" office:string-value="fdtos" calcext:value-type="string">
            <text:p>fd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dTOq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1001110" calcext:value-type="float">
            <text:p>11001110</text:p>
          </table:table-cell>
          <table:table-cell office:value-type="string" calcext:value-type="string">
            <text:p>Convert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1])" office:value-type="string" office:string-value="fdtoq" calcext:value-type="string">
            <text:p>fd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qTOs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1000111" calcext:value-type="float">
            <text:p>11000111</text:p>
          </table:table-cell>
          <table:table-cell office:value-type="string" calcext:value-type="string">
            <text:p>Convert Quad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2])" office:value-type="string" office:string-value="fqtos" calcext:value-type="string">
            <text:p>fq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qTOd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1001011" calcext:value-type="float">
            <text:p>11001011</text:p>
          </table:table-cell>
          <table:table-cell office:value-type="string" calcext:value-type="string">
            <text:p>Convert Quad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3])" office:value-type="string" office:string-value="fqtod" calcext:value-type="string">
            <text:p>fq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MOVs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4])" office:value-type="string" office:string-value="fmovs" calcext:value-type="string">
            <text:p>fmo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NEGs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1" calcext:value-type="float">
            <text:p>101</text:p>
          </table:table-cell>
          <table:table-cell office:value-type="string" calcext:value-type="string">
            <text:p>Nega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5])" office:value-type="string" office:string-value="fnegs" calcext:value-type="string">
            <text:p>fne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ABSs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01" calcext:value-type="float">
            <text:p>1001</text:p>
          </table:table-cell>
          <table:table-cell office:value-type="string" calcext:value-type="string">
            <text:p>Absolute Valu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6])" office:value-type="string" office:string-value="fabss" calcext:value-type="string">
            <text:p>fab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QRTs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1001" calcext:value-type="float">
            <text:p>101001</text:p>
          </table:table-cell>
          <table:table-cell office:value-type="string" calcext:value-type="string">
            <text:p>Square Roo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7])" office:value-type="string" office:string-value="fsqrts" calcext:value-type="string">
            <text:p>fsq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QRTd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1010" calcext:value-type="float">
            <text:p>101010</text:p>
          </table:table-cell>
          <table:table-cell office:value-type="string" calcext:value-type="string">
            <text:p>Square Roo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8])" office:value-type="string" office:string-value="fsqrtd" calcext:value-type="string">
            <text:p>fsqrt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QRTq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1011" calcext:value-type="float">
            <text:p>101011</text:p>
          </table:table-cell>
          <table:table-cell office:value-type="string" calcext:value-type="string">
            <text:p>Square Roo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9])" office:value-type="string" office:string-value="fsqrtq" calcext:value-type="string">
            <text:p>fsqrt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ADDs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00001" calcext:value-type="float">
            <text:p>1000001</text:p>
          </table:table-cell>
          <table:table-cell office:value-type="string" calcext:value-type="string">
            <text:p>Add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0])" office:value-type="string" office:string-value="fadds" calcext:value-type="string">
            <text:p>fad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ADDd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00010" calcext:value-type="float">
            <text:p>1000010</text:p>
          </table:table-cell>
          <table:table-cell office:value-type="string" calcext:value-type="string">
            <text:p>Add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1])" office:value-type="string" office:string-value="faddd" calcext:value-type="string">
            <text:p>fad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ADDq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00011" calcext:value-type="float">
            <text:p>1000011</text:p>
          </table:table-cell>
          <table:table-cell office:value-type="string" calcext:value-type="string">
            <text:p>Add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2])" office:value-type="string" office:string-value="faddq" calcext:value-type="string">
            <text:p>fadd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UBs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00101" calcext:value-type="float">
            <text:p>1000101</text:p>
          </table:table-cell>
          <table:table-cell office:value-type="string" calcext:value-type="string">
            <text:p>Subtrac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3])" office:value-type="string" office:string-value="fsubs" calcext:value-type="string">
            <text:p>fsu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UBd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00110" calcext:value-type="float">
            <text:p>1000110</text:p>
          </table:table-cell>
          <table:table-cell office:value-type="string" calcext:value-type="string">
            <text:p>Subtrac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4])" office:value-type="string" office:string-value="fsubd" calcext:value-type="string">
            <text:p>fsub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UBq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00111" calcext:value-type="float">
            <text:p>1000111</text:p>
          </table:table-cell>
          <table:table-cell office:value-type="string" calcext:value-type="string">
            <text:p>Subtrac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5])" office:value-type="string" office:string-value="fsubq" calcext:value-type="string">
            <text:p>fsub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MULs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01001" calcext:value-type="float">
            <text:p>1001001</text:p>
          </table:table-cell>
          <table:table-cell office:value-type="string" calcext:value-type="string">
            <text:p>Multiply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6])" office:value-type="string" office:string-value="fmuls" calcext:value-type="string">
            <text:p>fmu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MULd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01010" calcext:value-type="float">
            <text:p>1001010</text:p>
          </table:table-cell>
          <table:table-cell office:value-type="string" calcext:value-type="string">
            <text:p>Multiply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7])" office:value-type="string" office:string-value="fmuld" calcext:value-type="string">
            <text:p>f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MULq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01011" calcext:value-type="float">
            <text:p>1001011</text:p>
          </table:table-cell>
          <table:table-cell office:value-type="string" calcext:value-type="string">
            <text:p>Multiply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8])" office:value-type="string" office:string-value="fmulq" calcext:value-type="string">
            <text:p>f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MULd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101001" calcext:value-type="float">
            <text:p>1101001</text:p>
          </table:table-cell>
          <table:table-cell office:value-type="string" calcext:value-type="string">
            <text:p>Multiply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9])" office:value-type="string" office:string-value="fsmuld" calcext:value-type="string">
            <text:p>fs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dMULq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101110" calcext:value-type="float">
            <text:p>1101110</text:p>
          </table:table-cell>
          <table:table-cell office:value-type="string" calcext:value-type="string">
            <text:p>Multiply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90])" office:value-type="string" office:string-value="fdmulq" calcext:value-type="string">
            <text:p>fd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DIVs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01101" calcext:value-type="float">
            <text:p>1001101</text:p>
          </table:table-cell>
          <table:table-cell office:value-type="string" calcext:value-type="string">
            <text:p>Divid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91])" office:value-type="string" office:string-value="fdivs" calcext:value-type="string">
            <text:p>fdiv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DIVd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01110" calcext:value-type="float">
            <text:p>1001110</text:p>
          </table:table-cell>
          <table:table-cell office:value-type="string" calcext:value-type="string">
            <text:p>Divid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92])" office:value-type="string" office:string-value="fdivd" calcext:value-type="string">
            <text:p>f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DIVq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0" calcext:value-type="float">
            <text:p>110100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01111" calcext:value-type="float">
            <text:p>1001111</text:p>
          </table:table-cell>
          <table:table-cell office:value-type="string" calcext:value-type="string">
            <text:p>Divid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93])" office:value-type="string" office:string-value="fdivq" calcext:value-type="string">
            <text:p>fdiv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CMPs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1" calcext:value-type="float">
            <text:p>110101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10001" calcext:value-type="float">
            <text:p>1010001</text:p>
          </table:table-cell>
          <table:table-cell office:value-type="string" calcext:value-type="string">
            <text:p>Compar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 </text:p>
          </table:table-cell>
          <table:table-cell table:formula="of:=LOWER([.A194])" office:value-type="string" office:string-value="fcmps" calcext:value-type="string">
            <text:p>fc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CMPd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1" calcext:value-type="float">
            <text:p>110101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10010" calcext:value-type="float">
            <text:p>1010010</text:p>
          </table:table-cell>
          <table:table-cell office:value-type="string" calcext:value-type="string">
            <text:p>Compar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 </text:p>
          </table:table-cell>
          <table:table-cell table:formula="of:=LOWER([.A195])" office:value-type="string" office:string-value="fcmpd" calcext:value-type="string">
            <text:p>fcm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CMPq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1" calcext:value-type="float">
            <text:p>110101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10011" calcext:value-type="float">
            <text:p>1010011</text:p>
          </table:table-cell>
          <table:table-cell office:value-type="string" calcext:value-type="string">
            <text:p>Compar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 </text:p>
          </table:table-cell>
          <table:table-cell table:formula="of:=LOWER([.A196])" office:value-type="string" office:string-value="fcmpq" calcext:value-type="string">
            <text:p>fcmp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CMPEs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1" calcext:value-type="float">
            <text:p>110101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10101" calcext:value-type="float">
            <text:p>1010101</text:p>
          </table:table-cell>
          <table:table-cell office:value-type="string" calcext:value-type="string">
            <text:p>Compare Sing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 </text:p>
          </table:table-cell>
          <table:table-cell table:formula="of:=LOWER([.A197])" office:value-type="string" office:string-value="fcmpes" calcext:value-type="string">
            <text:p>fcmp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CMPEd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1" calcext:value-type="float">
            <text:p>110101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10110" calcext:value-type="float">
            <text:p>1010110</text:p>
          </table:table-cell>
          <table:table-cell office:value-type="string" calcext:value-type="string">
            <text:p>Compare Doub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 </text:p>
          </table:table-cell>
          <table:table-cell table:formula="of:=LOWER([.A198])" office:value-type="string" office:string-value="fcmped" calcext:value-type="string">
            <text:p>fcmp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CMPEq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0101" calcext:value-type="float">
            <text:p>110101</text:p>
          </table:table-cell>
          <table:table-cell table:style-name="ce21" office:value-type="string" calcext:value-type="string">
            <text:p>opf</text:p>
          </table:table-cell>
          <table:table-cell table:style-name="ce21" office:value-type="float" office:value="1010111" calcext:value-type="float">
            <text:p>1010111</text:p>
          </table:table-cell>
          <table:table-cell office:value-type="string" calcext:value-type="string">
            <text:p>Compare Quad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 </text:p>
          </table:table-cell>
          <table:table-cell table:formula="of:=LOWER([.A199])" office:value-type="string" office:string-value="fcmpeq" calcext:value-type="string">
            <text:p>fcmp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table:style-name="ce20" office:value-type="string" calcext:value-type="string">
            <text:p>CPop1</text:p>
          </table:table-cell>
          <table:table-cell table:style-name="ce22" office:value-type="string" calcext:value-type="string">
            <text:p>op3</text:p>
          </table:table-cell>
          <table:table-cell table:style-name="ce22" office:value-type="float" office:value="110110" calcext:value-type="float">
            <text:p>110110</text:p>
          </table:table-cell>
          <table:table-cell table:style-name="ce22" office:value-type="string" calcext:value-type="string">
            <text:p>opc</text:p>
          </table:table-cell>
          <table:table-cell table:style-name="ce22"/>
          <table:table-cell table:style-name="ce20" office:value-type="string" calcext:value-type="string">
            <text:p>Coprocessor Operate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string" calcext:value-type="string">
            <text:p>B34</text:p>
          </table:table-cell>
          <table:table-cell table:style-name="ce22" office:value-type="string" calcext:value-type="string">
            <text:p>Coprocessor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op39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Opc: coproc specific</text:p>
          </table:table-cell>
          <table:table-cell table:style-name="ce31" office:value-type="string" calcext:value-type="string">
            <text:p>cccc</text:p>
          </table:table-cell>
          <table:table-cell table:style-name="ce33" table:formula="of:=LOWER([.A200])" office:value-type="string" office:string-value="cpop1" calcext:value-type="string">
            <text:p>cpop1</text:p>
          </table:table-cell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opc</text:p>
          </table:table-cell>
          <table:table-cell table:style-name="ce20" office:value-type="string" calcext:value-type="string">
            <text:p>cprs1</text:p>
          </table:table-cell>
          <table:table-cell table:style-name="ce20" office:value-type="string" calcext:value-type="string">
            <text:p>cprs2</text:p>
          </table:table-cell>
          <table:table-cell table:style-name="ce20" office:value-type="string" calcext:value-type="string">
            <text:p>cprd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table:style-name="ce20" office:value-type="string" calcext:value-type="string">
            <text:p>CPop2</text:p>
          </table:table-cell>
          <table:table-cell table:style-name="ce22" office:value-type="string" calcext:value-type="string">
            <text:p>op3</text:p>
          </table:table-cell>
          <table:table-cell table:style-name="ce22" office:value-type="float" office:value="110111" calcext:value-type="float">
            <text:p>110111</text:p>
          </table:table-cell>
          <table:table-cell table:style-name="ce22" office:value-type="string" calcext:value-type="string">
            <text:p>opc</text:p>
          </table:table-cell>
          <table:table-cell table:style-name="ce22"/>
          <table:table-cell table:style-name="ce20" office:value-type="string" calcext:value-type="string">
            <text:p>Coprocessor Operate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string" calcext:value-type="string">
            <text:p>B34</text:p>
          </table:table-cell>
          <table:table-cell table:style-name="ce22" office:value-type="string" calcext:value-type="string">
            <text:p>Coprocessor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op3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Opc: coproc specific</text:p>
          </table:table-cell>
          <table:table-cell table:style-name="ce31" office:value-type="string" calcext:value-type="string">
            <text:p>cccc</text:p>
          </table:table-cell>
          <table:table-cell table:style-name="ce33" table:formula="of:=LOWER([.A201])" office:value-type="string" office:string-value="cpop2" calcext:value-type="string">
            <text:p>cpop2</text:p>
          </table:table-cell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opc</text:p>
          </table:table-cell>
          <table:table-cell table:style-name="ce20" office:value-type="string" calcext:value-type="string">
            <text:p>cprs1</text:p>
          </table:table-cell>
          <table:table-cell table:style-name="ce20" office:value-type="string" calcext:value-type="string">
            <text:p>cprs2</text:p>
          </table:table-cell>
          <table:table-cell table:style-name="ce20" office:value-type="string" calcext:value-type="string">
            <text:p>cprd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B</text:p>
          </table:table-cell>
          <table:table-cell office:value-type="string" calcext:value-type="string">
            <text:p>op3</text:p>
          </table:table-cell>
          <table:table-cell office:value-type="float" office:value="1001" calcext:value-type="float">
            <text:p>001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02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H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03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UB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04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UH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05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06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D</text:p>
          </table:table-cell>
          <table:table-cell office:value-type="string" calcext:value-type="string">
            <text:p>op3</text:p>
          </table:table-cell>
          <table:table-cell office:value-type="float" office:value="11" calcext:value-type="float">
            <text:p>000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07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F</text:p>
          </table:table-cell>
          <table:table-cell office:value-type="string" calcext:value-type="string">
            <text:p>op3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DF</text:p>
          </table:table-cell>
          <table:table-cell office:value-type="string" calcext:value-type="string">
            <text:p>op3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Double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FSR</text:p>
          </table:table-cell>
          <table:table-cell office:value-type="string" calcext:value-type="string">
            <text:p>op3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Floating-point State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g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C</text:p>
          </table:table-cell>
          <table:table-cell office:value-type="string" calcext:value-type="string">
            <text:p>op3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DC</text:p>
          </table:table-cell>
          <table:table-cell office:value-type="string" calcext:value-type="string">
            <text:p>op3</text:p>
          </table:table-cell>
          <table:table-cell office:value-type="float" office:value="110011" calcext:value-type="float">
            <text:p>110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CSR </text:p>
          </table:table-cell>
          <table:table-cell office:value-type="string" calcext:value-type="string">
            <text:p>op3</text:p>
          </table:table-cell>
          <table:table-cell office:value-type="float" office:value="110001" calcext:value-type="float">
            <text:p>110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g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B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n</text:p>
          </table:table-cell>
          <table:table-cell table:formula="of:=LOWER([.A214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H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n</text:p>
          </table:table-cell>
          <table:table-cell table:formula="of:=LOWER([.A215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n</text:p>
          </table:table-cell>
          <table:table-cell table:formula="of:=LOWER([.A216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n</text:p>
          </table:table-cell>
          <table:table-cell table:formula="of:=LOWER([.A217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F</text:p>
          </table:table-cell>
          <table:table-cell office:value-type="string" calcext:value-type="string">
            <text:p>op3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n</text:p>
          </table:table-cell>
          <table:table-cell table:formula="of:=LOWER([.A218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F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Doubl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n</text:p>
          </table:table-cell>
          <table:table-cell table:formula="of:=LOWER([.A219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FSR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Floating-point State Regist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rn</text:p>
          </table:table-cell>
          <table:table-cell table:formula="of:=LOWER([.A220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FQ 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rn</text:p>
          </table:table-cell>
          <table:table-cell table:formula="of:=LOWER([.A221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C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n</text:p>
          </table:table-cell>
          <table:table-cell table:formula="of:=LOWER([.A222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C</text:p>
          </table:table-cell>
          <table:table-cell office:value-type="string" calcext:value-type="string">
            <text:p>op3</text:p>
          </table:table-cell>
          <table:table-cell office:value-type="float" office:value="110111" calcext:value-type="float">
            <text:p>11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n</text:p>
          </table:table-cell>
          <table:table-cell table:formula="of:=LOWER([.A223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CSR</text:p>
          </table:table-cell>
          <table:table-cell office:value-type="string" calcext:value-type="string">
            <text:p>op3</text:p>
          </table:table-cell>
          <table:table-cell office:value-type="float" office:value="110101" calcext:value-type="float">
            <text:p>11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rn</text:p>
          </table:table-cell>
          <table:table-cell table:formula="of:=LOWER([.A224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CQ</text:p>
          </table:table-cell>
          <table:table-cell office:value-type="string" calcext:value-type="string">
            <text:p>op3</text:p>
          </table:table-cell>
          <table:table-cell office:value-type="float" office:value="110110" calcext:value-type="float">
            <text:p>11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rn</text:p>
          </table:table-cell>
          <table:table-cell table:formula="of:=LOWER([.A225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TUB</text:p>
          </table:table-cell>
          <table:table-cell office:value-type="string" calcext:value-type="string">
            <text:p>op3</text:p>
          </table:table-cell>
          <table:table-cell office:value-type="float" office:value="1101" calcext:value-type="float">
            <text:p>001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26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27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cc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28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N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29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Ncc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30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31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cc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32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33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cc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34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</text:p>
          </table:table-cell>
          <table:table-cell office:value-type="string" calcext:value-type="string">
            <text:p>op3</text:p>
          </table:table-cell>
          <table:table-cell office:value-type="float" office:value="11" calcext:value-type="float">
            <text:p>000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35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cc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36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37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cc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38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LL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39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L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40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A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41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42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cc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43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X</text:p>
          </table:table-cell>
          <table:table-cell office:value-type="string" calcext:value-type="string">
            <text:p>op3</text:p>
          </table:table-cell>
          <table:table-cell office:value-type="float" office:value="1000" calcext:value-type="float">
            <text:p>001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44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Xcc</text:p>
          </table:table-cell>
          <table:table-cell office:value-type="string" calcext:value-type="string">
            <text:p>op3</text:p>
          </table:table-cell>
          <table:table-cell office:value-type="float" office:value="11000" calcext:value-type="float">
            <text:p>011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45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ADDcc</text:p>
          </table:table-cell>
          <table:table-cell office:value-type="string" calcext:value-type="string">
            <text:p>op3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46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ADDccTV</text:p>
          </table:table-cell>
          <table:table-cell office:value-type="string" calcext:value-type="string">
            <text:p>op3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47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48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cc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49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X</text:p>
          </table:table-cell>
          <table:table-cell office:value-type="string" calcext:value-type="string">
            <text:p>op3</text:p>
          </table:table-cell>
          <table:table-cell office:value-type="float" office:value="1100" calcext:value-type="float">
            <text:p>001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50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Xcc</text:p>
          </table:table-cell>
          <table:table-cell office:value-type="string" calcext:value-type="string">
            <text:p>op3</text:p>
          </table:table-cell>
          <table:table-cell office:value-type="float" office:value="11100" calcext:value-type="float">
            <text:p>011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51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SUBcc</text:p>
          </table:table-cell>
          <table:table-cell office:value-type="string" calcext:value-type="string">
            <text:p>op3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52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SUBccTV</text:p>
          </table:table-cell>
          <table:table-cell office:value-type="string" calcext:value-type="string">
            <text:p>op3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53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MULScc</text:p>
          </table:table-cell>
          <table:table-cell office:value-type="string" calcext:value-type="string">
            <text:p>op3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54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55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56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cc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57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cc</text:p>
          </table:table-cell>
          <table:table-cell office:value-type="string" calcext:value-type="string">
            <text:p>op3</text:p>
          </table:table-cell>
          <table:table-cell office:value-type="float" office:value="11011" calcext:value-type="float">
            <text:p>011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58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</text:p>
          </table:table-cell>
          <table:table-cell office:value-type="string" calcext:value-type="string">
            <text:p>op3</text:p>
          </table:table-cell>
          <table:table-cell office:value-type="float" office:value="1110" calcext:value-type="float">
            <text:p>001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59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60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cc</text:p>
          </table:table-cell>
          <table:table-cell office:value-type="string" calcext:value-type="string">
            <text:p>op3</text:p>
          </table:table-cell>
          <table:table-cell office:value-type="float" office:value="11110" calcext:value-type="float">
            <text:p>011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61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cc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62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AVE</text:p>
          </table:table-cell>
          <table:table-cell office:value-type="string" calcext:value-type="string">
            <text:p>op3</text:p>
          </table:table-cell>
          <table:table-cell office:value-type="float" office:value="111100" calcext:value-type="float">
            <text:p>111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63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ESTORE</text:p>
          </table:table-cell>
          <table:table-cell office:value-type="string" calcext:value-type="string">
            <text:p>op3</text:p>
          </table:table-cell>
          <table:table-cell office:value-type="float" office:value="111101" calcext:value-type="float">
            <text:p>111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264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A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265]); &quot;,a&quot;)" office:value-type="string" office:string-value="ba,a" calcext:value-type="string">
            <text:p>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N</text:p>
          </table:table-cell>
          <table:table-cell office:value-type="string" calcext:value-type="string">
            <text:p>op2</text:p>
          </table:table-cell>
          <table:table-cell table:style-name="ce24" office:value-type="float" office:value="0" calcext:value-type="float">
            <text:p>00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CONCATENATE (LOWER([.A266]); &quot;,a&quot;)" office:value-type="string" office:string-value="bn,a" calcext:value-type="string">
            <text:p>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NE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01" calcext:value-type="float">
            <text:p>10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CONCATENATE (LOWER([.A267]); &quot;,a&quot;)" office:value-type="string" office:string-value="bne,a" calcext:value-type="string">
            <text:p>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E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" calcext:value-type="float">
            <text:p>00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CONCATENATE (LOWER([.A268]); &quot;,a&quot;)" office:value-type="string" office:string-value="be,a" calcext:value-type="string">
            <text:p>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G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10" calcext:value-type="float">
            <text:p>10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CONCATENATE (LOWER([.A269]); &quot;,a&quot;)" office:value-type="string" office:string-value="bg,a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LE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" calcext:value-type="float">
            <text:p>00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CONCATENATE (LOWER([.A270]); &quot;,a&quot;)" office:value-type="string" office:string-value="ble,a" calcext:value-type="string">
            <text:p>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GE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11" calcext:value-type="float">
            <text:p>10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CONCATENATE (LOWER([.A271]); &quot;,a&quot;)" office:value-type="string" office:string-value="bge,a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L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" calcext:value-type="float">
            <text:p>00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CONCATENATE (LOWER([.A272]); &quot;,a&quot;)" office:value-type="string" office:string-value="bl,a" calcext:value-type="string">
            <text:p>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GU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00" calcext:value-type="float">
            <text:p>11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CONCATENATE (LOWER([.A273]); &quot;,a&quot;)" office:value-type="string" office:string-value="bgu,a" calcext:value-type="string">
            <text:p>bg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LEU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0" calcext:value-type="float">
            <text:p>01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CONCATENATE (LOWER([.A274]); &quot;,a&quot;)" office:value-type="string" office:string-value="bleu,a" calcext:value-type="string">
            <text:p>ble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CC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01" calcext:value-type="float">
            <text:p>11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CONCATENATE (LOWER([.A275]); &quot;,a&quot;)" office:value-type="string" office:string-value="bcc,a" calcext:value-type="string">
            <text:p>bc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CS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1" calcext:value-type="float">
            <text:p>01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CONCATENATE (LOWER([.A276]); &quot;,a&quot;)" office:value-type="string" office:string-value="bcs,a" calcext:value-type="string">
            <text:p>bc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POS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10" calcext:value-type="float">
            <text:p>11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CONCATENATE (LOWER([.A277]); &quot;,a&quot;)" office:value-type="string" office:string-value="bpos,a" calcext:value-type="string">
            <text:p>bpo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NEG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0" calcext:value-type="float">
            <text:p>01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CONCATENATE (LOWER([.A278]); &quot;,a&quot;)" office:value-type="string" office:string-value="bneg,a" calcext:value-type="string">
            <text:p>bne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VC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11" calcext:value-type="float">
            <text:p>11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CONCATENATE (LOWER([.A279]); &quot;,a&quot;)" office:value-type="string" office:string-value="bvc,a" calcext:value-type="string">
            <text:p>bv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VS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1" calcext:value-type="float">
            <text:p>01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CONCATENATE (LOWER([.A280]); &quot;,a&quot;)" office:value-type="string" office:string-value="bvs,a" calcext:value-type="string">
            <text:p>bv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A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281]); &quot;,a&quot;)" office:value-type="string" office:string-value="fba,a" calcext:value-type="string">
            <text:p>f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N</text:p>
          </table:table-cell>
          <table:table-cell office:value-type="string" calcext:value-type="string">
            <text:p>op2</text:p>
          </table:table-cell>
          <table:table-cell table:style-name="ce24" office:value-type="float" office:value="0" calcext:value-type="float">
            <text:p>00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CONCATENATE (LOWER([.A282]); &quot;,a&quot;)" office:value-type="string" office:string-value="fbn,a" calcext:value-type="string">
            <text:p>f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1" calcext:value-type="float">
            <text:p>01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CONCATENATE (LOWER([.A283]); &quot;,a&quot;)" office:value-type="string" office:string-value="fbu,a" calcext:value-type="string">
            <text:p>fb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G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0" calcext:value-type="float">
            <text:p>01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CONCATENATE (LOWER([.A284]); &quot;,a&quot;)" office:value-type="string" office:string-value="fbg,a" calcext:value-type="string">
            <text:p>f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G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1" calcext:value-type="float">
            <text:p>01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CONCATENATE (LOWER([.A285]); &quot;,a&quot;)" office:value-type="string" office:string-value="fbug,a" calcext:value-type="string">
            <text:p>fbu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L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0" calcext:value-type="float">
            <text:p>01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CONCATENATE (LOWER([.A286]); &quot;,a&quot;)" office:value-type="string" office:string-value="fbl,a" calcext:value-type="string">
            <text:p>f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L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" calcext:value-type="float">
            <text:p>00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CONCATENATE (LOWER([.A287]); &quot;,a&quot;)" office:value-type="string" office:string-value="fbul,a" calcext:value-type="string">
            <text:p>fbu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LG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" calcext:value-type="float">
            <text:p>00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CONCATENATE (LOWER([.A288]); &quot;,a&quot;)" office:value-type="string" office:string-value="fblg,a" calcext:value-type="string">
            <text:p>fbl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NE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" calcext:value-type="float">
            <text:p>00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CONCATENATE (LOWER([.A289]); &quot;,a&quot;)" office:value-type="string" office:string-value="fbne,a" calcext:value-type="string">
            <text:p>f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E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01" calcext:value-type="float">
            <text:p>10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CONCATENATE (LOWER([.A290]); &quot;,a&quot;)" office:value-type="string" office:string-value="fbe,a" calcext:value-type="string">
            <text:p>f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E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10" calcext:value-type="float">
            <text:p>10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CONCATENATE (LOWER([.A291]); &quot;,a&quot;)" office:value-type="string" office:string-value="fbue,a" calcext:value-type="string">
            <text:p>fbu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GE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11" calcext:value-type="float">
            <text:p>10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</text:p>
          </table:table-cell>
          <table:table-cell table:formula="of:=CONCATENATE (LOWER([.A292]); &quot;,a&quot;)" office:value-type="string" office:string-value="fbge,a" calcext:value-type="string">
            <text:p>f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GE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00" calcext:value-type="float">
            <text:p>11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293]); &quot;,a&quot;)" office:value-type="string" office:string-value="fbuge,a" calcext:value-type="string">
            <text:p>fbu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LE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01" calcext:value-type="float">
            <text:p>11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294]); &quot;,a&quot;)" office:value-type="string" office:string-value="fble,a" calcext:value-type="string">
            <text:p>f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LE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10" calcext:value-type="float">
            <text:p>11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295]); &quot;,a&quot;)" office:value-type="string" office:string-value="fbule,a" calcext:value-type="string">
            <text:p>fbu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O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11" calcext:value-type="float">
            <text:p>11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296]); &quot;,a&quot;)" office:value-type="string" office:string-value="fbo,a" calcext:value-type="string">
            <text:p>fbo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A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297]); &quot;,a&quot;)" office:value-type="string" office:string-value="cba,a" calcext:value-type="string">
            <text:p>c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N</text:p>
          </table:table-cell>
          <table:table-cell office:value-type="string" calcext:value-type="string">
            <text:p>op2</text:p>
          </table:table-cell>
          <table:table-cell table:style-name="ce24" office:value-type="float" office:value="0" calcext:value-type="float">
            <text:p>00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298]); &quot;,a&quot;)" office:value-type="string" office:string-value="cbn,a" calcext:value-type="string">
            <text:p>c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3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1" calcext:value-type="float">
            <text:p>01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299]); &quot;,a&quot;)" office:value-type="string" office:string-value="cb3,a" calcext:value-type="string">
            <text:p>cb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2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0" calcext:value-type="float">
            <text:p>01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300]); &quot;,a&quot;)" office:value-type="string" office:string-value="cb2,a" calcext:value-type="string">
            <text:p>cb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23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1" calcext:value-type="float">
            <text:p>01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301]); &quot;,a&quot;)" office:value-type="string" office:string-value="cb23,a" calcext:value-type="string">
            <text:p>cb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1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0" calcext:value-type="float">
            <text:p>01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302]); &quot;,a&quot;)" office:value-type="string" office:string-value="cb1,a" calcext:value-type="string">
            <text:p>cb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13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" calcext:value-type="float">
            <text:p>00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303]); &quot;,a&quot;)" office:value-type="string" office:string-value="cb13,a" calcext:value-type="string">
            <text:p>cb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12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" calcext:value-type="float">
            <text:p>00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304]); &quot;,a&quot;)" office:value-type="string" office:string-value="cb12,a" calcext:value-type="string">
            <text:p>cb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123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" calcext:value-type="float">
            <text:p>00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305]); &quot;,a&quot;)" office:value-type="string" office:string-value="cb123,a" calcext:value-type="string">
            <text:p>cb1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01" calcext:value-type="float">
            <text:p>10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306]); &quot;,a&quot;)" office:value-type="string" office:string-value="cb0,a" calcext:value-type="string">
            <text:p>cb0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3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10" calcext:value-type="float">
            <text:p>10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307]); &quot;,a&quot;)" office:value-type="string" office:string-value="cb03,a" calcext:value-type="string">
            <text:p>cb0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2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011" calcext:value-type="float">
            <text:p>10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308]); &quot;,a&quot;)" office:value-type="string" office:string-value="cb02,a" calcext:value-type="string">
            <text:p>cb0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23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00" calcext:value-type="float">
            <text:p>110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309]); &quot;,a&quot;)" office:value-type="string" office:string-value="cb023,a" calcext:value-type="string">
            <text:p>cb0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1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01" calcext:value-type="float">
            <text:p>110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310]); &quot;,a&quot;)" office:value-type="string" office:string-value="cb01,a" calcext:value-type="string">
            <text:p>cb0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13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10" calcext:value-type="float">
            <text:p>1110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311]); &quot;,a&quot;)" office:value-type="string" office:string-value="cb013,a" calcext:value-type="string">
            <text:p>cb0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12</text:p>
          </table:table-cell>
          <table:table-cell office:value-type="string" calcext:value-type="string">
            <text:p>op2</text:p>
          </table:table-cell>
          <table:table-cell table:style-name="ce24" office:value-type="float" office:value="1111" calcext:value-type="float">
            <text:p>1111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float" office:value="1" calcext:value-type="float">
            <text:p>0001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formula="of:=CONCATENATE (LOWER([.A312]); &quot;,a&quot;)" office:value-type="string" office:string-value="cb012,a" calcext:value-type="string">
            <text:p>cb0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JMPL</text:p>
          </table:table-cell>
          <table:table-cell office:value-type="string" calcext:value-type="string">
            <text:p>op3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13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ETT</text:p>
          </table:table-cell>
          <table:table-cell office:value-type="string" calcext:value-type="string">
            <text:p>op3</text:p>
          </table:table-cell>
          <table:table-cell office:value-type="float" office:value="111001" calcext:value-type="float">
            <text:p>111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14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A</text:p>
          </table:table-cell>
          <table:table-cell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15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N</text:p>
          </table:table-cell>
          <table:table-cell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16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NE</text:p>
          </table:table-cell>
          <table:table-cell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17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E</text:p>
          </table:table-cell>
          <table:table-cell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18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G</text:p>
          </table:table-cell>
          <table:table-cell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19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LE</text:p>
          </table:table-cell>
          <table:table-cell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20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GE</text:p>
          </table:table-cell>
          <table:table-cell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21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L</text:p>
          </table:table-cell>
          <table:table-cell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22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GU</text:p>
          </table:table-cell>
          <table:table-cell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23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LEU</text:p>
          </table:table-cell>
          <table:table-cell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24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CC</text:p>
          </table:table-cell>
          <table:table-cell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25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CS</text:p>
          </table:table-cell>
          <table:table-cell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26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POS</text:p>
          </table:table-cell>
          <table:table-cell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27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NEG</text:p>
          </table:table-cell>
          <table:table-cell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28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VC</text:p>
          </table:table-cell>
          <table:table-cell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29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VS</text:p>
          </table:table-cell>
          <table:table-cell office:value-type="string" calcext:value-type="string">
            <text:p>op3</text:p>
          </table:table-cell>
          <table:table-cell table:style-name="ce2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30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LUSH</text:p>
          </table:table-cell>
          <table:table-cell office:value-type="string" calcext:value-type="string">
            <text:p>op3</text:p>
          </table:table-cell>
          <table:table-cell table:style-name="ce21" office:value-type="float" office:value="111011" calcext:value-type="float">
            <text:p>111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31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32])" office:value-type="string" office:string-value="addd" calcext:value-type="string">
            <text:p>ad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Dcc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33])" office:value-type="string" office:string-value="adddcc" calcext:value-type="string">
            <text:p>ad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D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34])" office:value-type="string" office:string-value="subd" calcext:value-type="string">
            <text:p>sub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Dcc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35])" office:value-type="string" office:string-value="subdcc" calcext:value-type="string">
            <text:p>sub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LLD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36])" office:value-type="string" office:string-value="slld" calcext:value-type="string">
            <text:p>sl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LD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37])" office:value-type="string" office:string-value="srld" calcext:value-type="string">
            <text:p>sr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AD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38])" office:value-type="string" office:string-value="srad" calcext:value-type="string">
            <text:p>sr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D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39])" office:value-type="string" office:string-value="umuld" calcext:value-type="string">
            <text:p>u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D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40])" office:value-type="string" office:string-value="smuld" calcext:value-type="string">
            <text:p>s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Dcc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41])" office:value-type="string" office:string-value="umuldcc" calcext:value-type="string">
            <text:p>umul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Dcc</text:p>
          </table:table-cell>
          <table:table-cell office:value-type="string" calcext:value-type="string">
            <text:p>op3</text:p>
          </table:table-cell>
          <table:table-cell office:value-type="float" office:value="11011" calcext:value-type="float">
            <text:p>01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42])" office:value-type="string" office:string-value="smuldcc" calcext:value-type="string">
            <text:p>smul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D</text:p>
          </table:table-cell>
          <table:table-cell office:value-type="string" calcext:value-type="string">
            <text:p>op3</text:p>
          </table:table-cell>
          <table:table-cell office:value-type="float" office:value="1110" calcext:value-type="float">
            <text:p>0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43])" office:value-type="string" office:string-value="udivd" calcext:value-type="string">
            <text:p>u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D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44])" office:value-type="string" office:string-value="sdivd" calcext:value-type="string">
            <text:p>s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Dcc</text:p>
          </table:table-cell>
          <table:table-cell office:value-type="string" calcext:value-type="string">
            <text:p>op3</text:p>
          </table:table-cell>
          <table:table-cell office:value-type="float" office:value="11110" calcext:value-type="float">
            <text:p>0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45])" office:value-type="string" office:string-value="udivdcc" calcext:value-type="string">
            <text:p>udiv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Dcc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46])" office:value-type="string" office:string-value="sdivdcc" calcext:value-type="string">
            <text:p>sdiv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47])" office:value-type="string" office:string-value="andd" calcext:value-type="string">
            <text:p>an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cc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48])" office:value-type="string" office:string-value="anddcc" calcext:value-type="string">
            <text:p>an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N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49])" office:value-type="string" office:string-value="anddn" calcext:value-type="string">
            <text:p>and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Ncc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50])" office:value-type="string" office:string-value="anddncc" calcext:value-type="string">
            <text:p>and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51])" office:value-type="string" office:string-value="ord" calcext:value-type="string">
            <text:p>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cc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52])" office:value-type="string" office:string-value="ordcc" calcext:value-type="string">
            <text:p>or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D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53])" office:value-type="string" office:string-value="ornd" calcext:value-type="string">
            <text:p>or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Dcc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54])" office:value-type="string" office:string-value="orndcc" calcext:value-type="string">
            <text:p>or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</text:p>
          </table:table-cell>
          <table:table-cell office:value-type="string" calcext:value-type="string">
            <text:p>op3</text:p>
          </table:table-cell>
          <table:table-cell office:value-type="float" office:value="11" calcext:value-type="float">
            <text:p>0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55])" office:value-type="string" office:string-value="xord" calcext:value-type="string">
            <text:p>x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cc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56])" office:value-type="string" office:string-value="xordcc" calcext:value-type="string">
            <text:p>xor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D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57])" office:value-type="string" office:string-value="xnord" calcext:value-type="string">
            <text:p>xn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Dcc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58])" office:value-type="string" office:string-value="xnordcc" calcext:value-type="string">
            <text:p>xnor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ADD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59])" office:value-type="string" office:string-value="vaddd8" calcext:value-type="string">
            <text:p>vadd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ADD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60])" office:value-type="string" office:string-value="vaddd16" calcext:value-type="string">
            <text:p>vadd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ADD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61])" office:value-type="string" office:string-value="vaddd32" calcext:value-type="string">
            <text:p>vadd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UBD8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62])" office:value-type="string" office:string-value="vsubd8" calcext:value-type="string">
            <text:p>vsub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UBD16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63])" office:value-type="string" office:string-value="vsubd16" calcext:value-type="string">
            <text:p>vsub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UBD32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64])" office:value-type="string" office:string-value="vsubd32" calcext:value-type="string">
            <text:p>vsub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UMULD8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65])" office:value-type="string" office:string-value="vumuld8" calcext:value-type="string">
            <text:p>vumul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UMULD16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66])" office:value-type="string" office:string-value="vumuld16" calcext:value-type="string">
            <text:p>vumul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UMULD32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67])" office:value-type="string" office:string-value="vumuld32" calcext:value-type="string">
            <text:p>vumul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MULD8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68])" office:value-type="string" office:string-value="vsmuld8" calcext:value-type="string">
            <text:p>vsmul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MULD16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69])" office:value-type="string" office:string-value="vsmuld16" calcext:value-type="string">
            <text:p>vsmul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MULD32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70])" office:value-type="string" office:string-value="vsmuld32" calcext:value-type="string">
            <text:p>vsmul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DREDUCE8</text:p>
          </table:table-cell>
          <table:table-cell office:value-type="string" calcext:value-type="string">
            <text:p>op3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71])" office:value-type="string" office:string-value="adddreduce8" calcext:value-type="string">
            <text:p>adddreduc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REDUCE8</text:p>
          </table:table-cell>
          <table:table-cell office:value-type="string" calcext:value-type="string">
            <text:p>op3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72])" office:value-type="string" office:string-value="ordreduce8" calcext:value-type="string">
            <text:p>ordreduc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REDUCE8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73])" office:value-type="string" office:string-value="anddreduce8" calcext:value-type="string">
            <text:p>anddreduc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REDUCE8</text:p>
          </table:table-cell>
          <table:table-cell office:value-type="string" calcext:value-type="string">
            <text:p>op3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74])" office:value-type="string" office:string-value="xordreduce8" calcext:value-type="string">
            <text:p>xordreduc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DREDUCE16</text:p>
          </table:table-cell>
          <table:table-cell office:value-type="string" calcext:value-type="string">
            <text:p>op3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75])" office:value-type="string" office:string-value="adddreduce16" calcext:value-type="string">
            <text:p>add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REDUCE16</text:p>
          </table:table-cell>
          <table:table-cell office:value-type="string" calcext:value-type="string">
            <text:p>op3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76])" office:value-type="string" office:string-value="ordreduce16" calcext:value-type="string">
            <text:p>or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REDUCE16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77])" office:value-type="string" office:string-value="anddreduce16" calcext:value-type="string">
            <text:p>and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REDUCE16</text:p>
          </table:table-cell>
          <table:table-cell office:value-type="string" calcext:value-type="string">
            <text:p>op3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78])" office:value-type="string" office:string-value="xordreduce16" calcext:value-type="string">
            <text:p>xor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ZBYTEDPOS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79])" office:value-type="string" office:string-value="zbytedpos" calcext:value-type="string">
            <text:p>zbyted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ADD32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2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80])" office:value-type="string" office:string-value="vfadd32" calcext:value-type="string">
            <text:p>vfad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SUB32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4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81])" office:value-type="string" office:string-value="vfsub32" calcext:value-type="string">
            <text:p>vfsub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MUL32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6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82])" office:value-type="string" office:string-value="vfmul32" calcext:value-type="string">
            <text:p>vfmul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ADD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3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83])" office:value-type="string" office:string-value="vfadd16" calcext:value-type="string">
            <text:p>vfad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SUB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5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84])" office:value-type="string" office:string-value="vfsub16" calcext:value-type="string">
            <text:p>vfsub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MUL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7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85])" office:value-type="string" office:string-value="vfmul16" calcext:value-type="string">
            <text:p>vfmul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ADDREDUCE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50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86])" office:value-type="string" office:string-value="faddreduce16" calcext:value-type="string">
            <text:p>fad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TOH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51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87])" office:value-type="string" office:string-value="fstoh" calcext:value-type="string">
            <text:p>fsto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HTOS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52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88])" office:value-type="string" office:string-value="fhtos" calcext:value-type="string">
            <text:p>fht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I16TOH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8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89])" office:value-type="string" office:string-value="vfi16toh" calcext:value-type="string">
            <text:p>vfi16to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HTOI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9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90])" office:value-type="string" office:string-value="vfhtoi16" calcext:value-type="string">
            <text:p>vfhtoi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CSWAPD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8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9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91])" office:value-type="string" office:string-value="cswapd" calcext:value-type="string">
            <text:p>cswap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CSWAPDA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8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9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92])" office:value-type="string" office:string-value="cswapda" calcext:value-type="string">
            <text:p>cswap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LLD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Left Logical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93])" office:value-type="string" office:string-value="slld" calcext:value-type="string">
            <text:p>sl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LD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Right Logical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94])" office:value-type="string" office:string-value="srld" calcext:value-type="string">
            <text:p>sr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AD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Right Arithmeti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95])" office:value-type="string" office:string-value="srad" calcext:value-type="string">
            <text:p>sr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CSWAPD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WAP register with memory</text:p>
          </table:table-cell>
          <table:table-cell table:number-columns-repeated="2"/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6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96])" office:value-type="string" office:string-value="cswapd" calcext:value-type="string">
            <text:p>cswap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CSWAPDA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WAP register with Alternate space memory</text:p>
          </table:table-cell>
          <table:table-cell table:number-columns-repeated="2"/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6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n</text:p>
          </table:table-cell>
          <table:table-cell table:formula="of:=LOWER([.A397])" office:value-type="string" office:string-value="cswapda" calcext:value-type="string">
            <text:p>cswap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ZBYTEDPOS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98])" office:value-type="string" office:string-value="zbytedpos" calcext:value-type="string">
            <text:p>zbyted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0" loext:min-decimal-places="0" number:min-integer-digits="4"/>
    </number:number-style>
    <number:number-style style:name="N113">
      <number:number number:decimal-places="0" loext:min-decimal-places="0" number:min-integer-digits="2"/>
    </number:number-style>
    <number:number-style style:name="N114">
      <number:number number:decimal-places="0" loext:min-decimal-places="0" number:min-integer-digits="6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75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07:28:46.850568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4T22:27:36.936786212</dc:date>
    <meta:editing-duration>P4DT4H27M31S</meta:editing-duration>
    <meta:editing-cycles>388</meta:editing-cycles>
    <meta:generator>LibreOffice/6.4.6.2$Linux_X86_64 LibreOffice_project/40$Build-2</meta:generator>
    <meta:document-statistic meta:table-count="6" meta:cell-count="16840" meta:object-count="0"/>
  </office:meta>
</office:document-meta>
</file>